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61in"/>
    </style:style>
    <style:style style:name="co2" style:family="table-column">
      <style:table-column-properties fo:break-before="auto" style:column-width="1.2575in"/>
    </style:style>
    <style:style style:name="co3" style:family="table-column">
      <style:table-column-properties fo:break-before="auto" style:column-width="1.2898in"/>
    </style:style>
    <style:style style:name="co4" style:family="table-column">
      <style:table-column-properties fo:break-before="auto" style:column-width="0.7646in"/>
    </style:style>
    <style:style style:name="co5" style:family="table-column">
      <style:table-column-properties fo:break-before="auto" style:column-width="0.635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128_with_PML" table:style-name="ta1">
        <table:shapes>
          <draw:frame draw:z-index="0" draw:style-name="gr1" draw:text-style-name="P1" svg:width="6.3035in" svg:height="3.5449in" svg:x="6.2819in" svg:y="0.1988in">
            <draw:object draw:notify-on-update-of-ranges="128_with_PML.A1:128_with_PML.A1 128_with_PML.D2:128_with_PML.D131 128_with_PML.B1:128_with_PML.B1 128_with_PML.B2:128_with_PML.B1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3035in" svg:height="3.5449in" svg:x="6.3575in" svg:y="8.9622in">
            <draw:object draw:notify-on-update-of-ranges="128_with_PML.A1:128_with_PML.A1 128_with_PML.D2:128_with_PML.D131 128_with_PML.A1:128_with_PML.A1 128_with_PML.A2:128_with_PML.A13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temperature</text:p>
          </table:table-cell>
          <table:table-cell office:value-type="string" calcext:value-type="string">
            <text:p>thermal_diffusivity</text:p>
          </table:table-cell>
          <table:table-cell office:value-type="string" calcext:value-type="string">
            <text:p>vtkValidPointMask</text:p>
          </table:table-cell>
          <table:table-cell office:value-type="string" calcext:value-type="string">
            <text:p>arc_length</text:p>
          </table:table-cell>
          <table:table-cell office:value-type="string" calcext:value-type="string">
            <text:p>Points:0</text:p>
          </table:table-cell>
          <table:table-cell office:value-type="string" calcext:value-type="string">
            <text:p>Points:1</text:p>
          </table:table-cell>
          <table:table-cell office:value-type="string" calcext:value-type="string">
            <text:p>Points:2</text:p>
          </table:table-cell>
        </table:table-row>
        <table:table-row table:style-name="ro1">
          <table:table-cell office:value-type="float" office:value="460.44" calcext:value-type="float">
            <text:p>460.44</text:p>
          </table:table-cell>
          <table:table-cell office:value-type="float" office:value="0.0000048273" calcext:value-type="float">
            <text:p>0.00000482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003876" calcext:value-type="float">
            <text:p>0.003876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460.44" calcext:value-type="float">
            <text:p>460.44</text:p>
          </table:table-cell>
          <table:table-cell office:value-type="float" office:value="0.0000048273" calcext:value-type="float">
            <text:p>0.0000048273</text:p>
          </table:table-cell>
          <table:table-cell office:value-type="float" office:value="1" calcext:value-type="float">
            <text:p>1</text:p>
          </table:table-cell>
          <table:table-cell office:value-type="float" office:value="0.0076918" calcext:value-type="float">
            <text:p>0.0076918</text:p>
          </table:table-cell>
          <table:table-cell office:value-type="float" office:value="0.5" calcext:value-type="float">
            <text:p>0.5</text:p>
          </table:table-cell>
          <table:table-cell office:value-type="float" office:value="0.011568" calcext:value-type="float">
            <text:p>0.011568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460.74" calcext:value-type="float">
            <text:p>460.74</text:p>
          </table:table-cell>
          <table:table-cell office:value-type="float" office:value="0.0000048274" calcext:value-type="float">
            <text:p>0.0000048274</text:p>
          </table:table-cell>
          <table:table-cell office:value-type="float" office:value="1" calcext:value-type="float">
            <text:p>1</text:p>
          </table:table-cell>
          <table:table-cell office:value-type="float" office:value="0.015384" calcext:value-type="float">
            <text:p>0.015384</text:p>
          </table:table-cell>
          <table:table-cell office:value-type="float" office:value="0.5" calcext:value-type="float">
            <text:p>0.5</text:p>
          </table:table-cell>
          <table:table-cell office:value-type="float" office:value="0.01926" calcext:value-type="float">
            <text:p>0.01926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461.35" calcext:value-type="float">
            <text:p>461.35</text:p>
          </table:table-cell>
          <table:table-cell office:value-type="float" office:value="0.0000048274" calcext:value-type="float">
            <text:p>0.0000048274</text:p>
          </table:table-cell>
          <table:table-cell office:value-type="float" office:value="1" calcext:value-type="float">
            <text:p>1</text:p>
          </table:table-cell>
          <table:table-cell office:value-type="float" office:value="0.023076" calcext:value-type="float">
            <text:p>0.023076</text:p>
          </table:table-cell>
          <table:table-cell office:value-type="float" office:value="0.5" calcext:value-type="float">
            <text:p>0.5</text:p>
          </table:table-cell>
          <table:table-cell office:value-type="float" office:value="0.026952" calcext:value-type="float">
            <text:p>0.02695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462.25" calcext:value-type="float">
            <text:p>462.25</text:p>
          </table:table-cell>
          <table:table-cell office:value-type="float" office:value="0.0000048276" calcext:value-type="float">
            <text:p>0.0000048276</text:p>
          </table:table-cell>
          <table:table-cell office:value-type="float" office:value="1" calcext:value-type="float">
            <text:p>1</text:p>
          </table:table-cell>
          <table:table-cell office:value-type="float" office:value="0.030767" calcext:value-type="float">
            <text:p>0.030767</text:p>
          </table:table-cell>
          <table:table-cell office:value-type="float" office:value="0.5" calcext:value-type="float">
            <text:p>0.5</text:p>
          </table:table-cell>
          <table:table-cell office:value-type="float" office:value="0.034643" calcext:value-type="float">
            <text:p>0.03464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463.46" calcext:value-type="float">
            <text:p>463.46</text:p>
          </table:table-cell>
          <table:table-cell office:value-type="float" office:value="0.0000048277" calcext:value-type="float">
            <text:p>0.0000048277</text:p>
          </table:table-cell>
          <table:table-cell office:value-type="float" office:value="1" calcext:value-type="float">
            <text:p>1</text:p>
          </table:table-cell>
          <table:table-cell office:value-type="float" office:value="0.038459" calcext:value-type="float">
            <text:p>0.038459</text:p>
          </table:table-cell>
          <table:table-cell office:value-type="float" office:value="0.5" calcext:value-type="float">
            <text:p>0.5</text:p>
          </table:table-cell>
          <table:table-cell office:value-type="float" office:value="0.042335" calcext:value-type="float">
            <text:p>0.04233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464.97" calcext:value-type="float">
            <text:p>464.97</text:p>
          </table:table-cell>
          <table:table-cell office:value-type="float" office:value="0.0000048278" calcext:value-type="float">
            <text:p>0.0000048278</text:p>
          </table:table-cell>
          <table:table-cell office:value-type="float" office:value="1" calcext:value-type="float">
            <text:p>1</text:p>
          </table:table-cell>
          <table:table-cell office:value-type="float" office:value="0.046151" calcext:value-type="float">
            <text:p>0.046151</text:p>
          </table:table-cell>
          <table:table-cell office:value-type="float" office:value="0.5" calcext:value-type="float">
            <text:p>0.5</text:p>
          </table:table-cell>
          <table:table-cell office:value-type="float" office:value="0.050027" calcext:value-type="float">
            <text:p>0.05002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466.79" calcext:value-type="float">
            <text:p>466.79</text:p>
          </table:table-cell>
          <table:table-cell office:value-type="float" office:value="0.000004828" calcext:value-type="float">
            <text:p>0.000004828</text:p>
          </table:table-cell>
          <table:table-cell office:value-type="float" office:value="1" calcext:value-type="float">
            <text:p>1</text:p>
          </table:table-cell>
          <table:table-cell office:value-type="float" office:value="0.053843" calcext:value-type="float">
            <text:p>0.053843</text:p>
          </table:table-cell>
          <table:table-cell office:value-type="float" office:value="0.5" calcext:value-type="float">
            <text:p>0.5</text:p>
          </table:table-cell>
          <table:table-cell office:value-type="float" office:value="0.057719" calcext:value-type="float">
            <text:p>0.057719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468.91" calcext:value-type="float">
            <text:p>468.91</text:p>
          </table:table-cell>
          <table:table-cell office:value-type="float" office:value="0.0000048281" calcext:value-type="float">
            <text:p>0.0000048281</text:p>
          </table:table-cell>
          <table:table-cell office:value-type="float" office:value="1" calcext:value-type="float">
            <text:p>1</text:p>
          </table:table-cell>
          <table:table-cell office:value-type="float" office:value="0.061535" calcext:value-type="float">
            <text:p>0.061535</text:p>
          </table:table-cell>
          <table:table-cell office:value-type="float" office:value="0.5" calcext:value-type="float">
            <text:p>0.5</text:p>
          </table:table-cell>
          <table:table-cell office:value-type="float" office:value="0.065411" calcext:value-type="float">
            <text:p>0.06541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471.33" calcext:value-type="float">
            <text:p>471.33</text:p>
          </table:table-cell>
          <table:table-cell office:value-type="float" office:value="0.0000048282" calcext:value-type="float">
            <text:p>0.0000048282</text:p>
          </table:table-cell>
          <table:table-cell office:value-type="float" office:value="1" calcext:value-type="float">
            <text:p>1</text:p>
          </table:table-cell>
          <table:table-cell office:value-type="float" office:value="0.069227" calcext:value-type="float">
            <text:p>0.069227</text:p>
          </table:table-cell>
          <table:table-cell office:value-type="float" office:value="0.5" calcext:value-type="float">
            <text:p>0.5</text:p>
          </table:table-cell>
          <table:table-cell office:value-type="float" office:value="0.073103" calcext:value-type="float">
            <text:p>0.07310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474.07" calcext:value-type="float">
            <text:p>474.07</text:p>
          </table:table-cell>
          <table:table-cell office:value-type="float" office:value="0.0000048281" calcext:value-type="float">
            <text:p>0.0000048281</text:p>
          </table:table-cell>
          <table:table-cell office:value-type="float" office:value="1" calcext:value-type="float">
            <text:p>1</text:p>
          </table:table-cell>
          <table:table-cell office:value-type="float" office:value="0.076918" calcext:value-type="float">
            <text:p>0.076918</text:p>
          </table:table-cell>
          <table:table-cell office:value-type="float" office:value="0.5" calcext:value-type="float">
            <text:p>0.5</text:p>
          </table:table-cell>
          <table:table-cell office:value-type="float" office:value="0.080794" calcext:value-type="float">
            <text:p>0.080794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477.12" calcext:value-type="float">
            <text:p>477.12</text:p>
          </table:table-cell>
          <table:table-cell office:value-type="float" office:value="0.000004828" calcext:value-type="float">
            <text:p>0.000004828</text:p>
          </table:table-cell>
          <table:table-cell office:value-type="float" office:value="1" calcext:value-type="float">
            <text:p>1</text:p>
          </table:table-cell>
          <table:table-cell office:value-type="float" office:value="0.08461" calcext:value-type="float">
            <text:p>0.08461</text:p>
          </table:table-cell>
          <table:table-cell office:value-type="float" office:value="0.5" calcext:value-type="float">
            <text:p>0.5</text:p>
          </table:table-cell>
          <table:table-cell office:value-type="float" office:value="0.088486" calcext:value-type="float">
            <text:p>0.088486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480.47" calcext:value-type="float">
            <text:p>480.47</text:p>
          </table:table-cell>
          <table:table-cell office:value-type="float" office:value="0.0000048277" calcext:value-type="float">
            <text:p>0.0000048277</text:p>
          </table:table-cell>
          <table:table-cell office:value-type="float" office:value="1" calcext:value-type="float">
            <text:p>1</text:p>
          </table:table-cell>
          <table:table-cell office:value-type="float" office:value="0.092302" calcext:value-type="float">
            <text:p>0.092302</text:p>
          </table:table-cell>
          <table:table-cell office:value-type="float" office:value="0.5" calcext:value-type="float">
            <text:p>0.5</text:p>
          </table:table-cell>
          <table:table-cell office:value-type="float" office:value="0.096178" calcext:value-type="float">
            <text:p>0.096178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484.15" calcext:value-type="float">
            <text:p>484.15</text:p>
          </table:table-cell>
          <table:table-cell office:value-type="float" office:value="0.0000048272" calcext:value-type="float">
            <text:p>0.0000048272</text:p>
          </table:table-cell>
          <table:table-cell office:value-type="float" office:value="1" calcext:value-type="float">
            <text:p>1</text:p>
          </table:table-cell>
          <table:table-cell office:value-type="float" office:value="0.099994" calcext:value-type="float">
            <text:p>0.099994</text:p>
          </table:table-cell>
          <table:table-cell office:value-type="float" office:value="0.5" calcext:value-type="float">
            <text:p>0.5</text:p>
          </table:table-cell>
          <table:table-cell office:value-type="float" office:value="0.10387" calcext:value-type="float">
            <text:p>0.1038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488.13" calcext:value-type="float">
            <text:p>488.13</text:p>
          </table:table-cell>
          <table:table-cell office:value-type="float" office:value="0.0000048265" calcext:value-type="float">
            <text:p>0.0000048265</text:p>
          </table:table-cell>
          <table:table-cell office:value-type="float" office:value="1" calcext:value-type="float">
            <text:p>1</text:p>
          </table:table-cell>
          <table:table-cell office:value-type="float" office:value="0.10769" calcext:value-type="float">
            <text:p>0.10769</text:p>
          </table:table-cell>
          <table:table-cell office:value-type="float" office:value="0.5" calcext:value-type="float">
            <text:p>0.5</text:p>
          </table:table-cell>
          <table:table-cell office:value-type="float" office:value="0.11156" calcext:value-type="float">
            <text:p>0.11156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492.44" calcext:value-type="float">
            <text:p>492.44</text:p>
          </table:table-cell>
          <table:table-cell office:value-type="float" office:value="0.0000048255" calcext:value-type="float">
            <text:p>0.0000048255</text:p>
          </table:table-cell>
          <table:table-cell office:value-type="float" office:value="1" calcext:value-type="float">
            <text:p>1</text:p>
          </table:table-cell>
          <table:table-cell office:value-type="float" office:value="0.11538" calcext:value-type="float">
            <text:p>0.11538</text:p>
          </table:table-cell>
          <table:table-cell office:value-type="float" office:value="0.5" calcext:value-type="float">
            <text:p>0.5</text:p>
          </table:table-cell>
          <table:table-cell office:value-type="float" office:value="0.11925" calcext:value-type="float">
            <text:p>0.1192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497.07" calcext:value-type="float">
            <text:p>497.07</text:p>
          </table:table-cell>
          <table:table-cell office:value-type="float" office:value="0.0000048242" calcext:value-type="float">
            <text:p>0.0000048242</text:p>
          </table:table-cell>
          <table:table-cell office:value-type="float" office:value="1" calcext:value-type="float">
            <text:p>1</text:p>
          </table:table-cell>
          <table:table-cell office:value-type="float" office:value="0.12307" calcext:value-type="float">
            <text:p>0.12307</text:p>
          </table:table-cell>
          <table:table-cell office:value-type="float" office:value="0.5" calcext:value-type="float">
            <text:p>0.5</text:p>
          </table:table-cell>
          <table:table-cell office:value-type="float" office:value="0.12695" calcext:value-type="float">
            <text:p>0.1269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502.02" calcext:value-type="float">
            <text:p>502.02</text:p>
          </table:table-cell>
          <table:table-cell office:value-type="float" office:value="0.0000048225" calcext:value-type="float">
            <text:p>0.0000048225</text:p>
          </table:table-cell>
          <table:table-cell office:value-type="float" office:value="1" calcext:value-type="float">
            <text:p>1</text:p>
          </table:table-cell>
          <table:table-cell office:value-type="float" office:value="0.13076" calcext:value-type="float">
            <text:p>0.13076</text:p>
          </table:table-cell>
          <table:table-cell office:value-type="float" office:value="0.5" calcext:value-type="float">
            <text:p>0.5</text:p>
          </table:table-cell>
          <table:table-cell office:value-type="float" office:value="0.13464" calcext:value-type="float">
            <text:p>0.13464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507.3" calcext:value-type="float">
            <text:p>507.3</text:p>
          </table:table-cell>
          <table:table-cell office:value-type="float" office:value="0.0000048204" calcext:value-type="float">
            <text:p>0.0000048204</text:p>
          </table:table-cell>
          <table:table-cell office:value-type="float" office:value="1" calcext:value-type="float">
            <text:p>1</text:p>
          </table:table-cell>
          <table:table-cell office:value-type="float" office:value="0.13845" calcext:value-type="float">
            <text:p>0.13845</text:p>
          </table:table-cell>
          <table:table-cell office:value-type="float" office:value="0.5" calcext:value-type="float">
            <text:p>0.5</text:p>
          </table:table-cell>
          <table:table-cell office:value-type="float" office:value="0.14233" calcext:value-type="float">
            <text:p>0.1423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512.91" calcext:value-type="float">
            <text:p>512.91</text:p>
          </table:table-cell>
          <table:table-cell office:value-type="float" office:value="0.0000048177" calcext:value-type="float">
            <text:p>0.0000048177</text:p>
          </table:table-cell>
          <table:table-cell office:value-type="float" office:value="1" calcext:value-type="float">
            <text:p>1</text:p>
          </table:table-cell>
          <table:table-cell office:value-type="float" office:value="0.14615" calcext:value-type="float">
            <text:p>0.14615</text:p>
          </table:table-cell>
          <table:table-cell office:value-type="float" office:value="0.5" calcext:value-type="float">
            <text:p>0.5</text:p>
          </table:table-cell>
          <table:table-cell office:value-type="float" office:value="0.15002" calcext:value-type="float">
            <text:p>0.1500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518.85" calcext:value-type="float">
            <text:p>518.85</text:p>
          </table:table-cell>
          <table:table-cell office:value-type="float" office:value="0.0000048146" calcext:value-type="float">
            <text:p>0.0000048146</text:p>
          </table:table-cell>
          <table:table-cell office:value-type="float" office:value="1" calcext:value-type="float">
            <text:p>1</text:p>
          </table:table-cell>
          <table:table-cell office:value-type="float" office:value="0.15384" calcext:value-type="float">
            <text:p>0.15384</text:p>
          </table:table-cell>
          <table:table-cell office:value-type="float" office:value="0.5" calcext:value-type="float">
            <text:p>0.5</text:p>
          </table:table-cell>
          <table:table-cell office:value-type="float" office:value="0.15771" calcext:value-type="float">
            <text:p>0.1577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525.13" calcext:value-type="float">
            <text:p>525.13</text:p>
          </table:table-cell>
          <table:table-cell office:value-type="float" office:value="0.0000048108" calcext:value-type="float">
            <text:p>0.0000048108</text:p>
          </table:table-cell>
          <table:table-cell office:value-type="float" office:value="1" calcext:value-type="float">
            <text:p>1</text:p>
          </table:table-cell>
          <table:table-cell office:value-type="float" office:value="0.16153" calcext:value-type="float">
            <text:p>0.16153</text:p>
          </table:table-cell>
          <table:table-cell office:value-type="float" office:value="0.5" calcext:value-type="float">
            <text:p>0.5</text:p>
          </table:table-cell>
          <table:table-cell office:value-type="float" office:value="0.1654" calcext:value-type="float">
            <text:p>0.1654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531.75" calcext:value-type="float">
            <text:p>531.75</text:p>
          </table:table-cell>
          <table:table-cell office:value-type="float" office:value="0.0000048063" calcext:value-type="float">
            <text:p>0.0000048063</text:p>
          </table:table-cell>
          <table:table-cell office:value-type="float" office:value="1" calcext:value-type="float">
            <text:p>1</text:p>
          </table:table-cell>
          <table:table-cell office:value-type="float" office:value="0.16922" calcext:value-type="float">
            <text:p>0.16922</text:p>
          </table:table-cell>
          <table:table-cell office:value-type="float" office:value="0.5" calcext:value-type="float">
            <text:p>0.5</text:p>
          </table:table-cell>
          <table:table-cell office:value-type="float" office:value="0.1731" calcext:value-type="float">
            <text:p>0.173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538.71" calcext:value-type="float">
            <text:p>538.71</text:p>
          </table:table-cell>
          <table:table-cell office:value-type="float" office:value="0.0000048011" calcext:value-type="float">
            <text:p>0.0000048011</text:p>
          </table:table-cell>
          <table:table-cell office:value-type="float" office:value="1" calcext:value-type="float">
            <text:p>1</text:p>
          </table:table-cell>
          <table:table-cell office:value-type="float" office:value="0.17691" calcext:value-type="float">
            <text:p>0.17691</text:p>
          </table:table-cell>
          <table:table-cell office:value-type="float" office:value="0.5" calcext:value-type="float">
            <text:p>0.5</text:p>
          </table:table-cell>
          <table:table-cell office:value-type="float" office:value="0.18079" calcext:value-type="float">
            <text:p>0.18079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546.03" calcext:value-type="float">
            <text:p>546.03</text:p>
          </table:table-cell>
          <table:table-cell office:value-type="float" office:value="0.000004795" calcext:value-type="float">
            <text:p>0.000004795</text:p>
          </table:table-cell>
          <table:table-cell office:value-type="float" office:value="1" calcext:value-type="float">
            <text:p>1</text:p>
          </table:table-cell>
          <table:table-cell office:value-type="float" office:value="0.1846" calcext:value-type="float">
            <text:p>0.1846</text:p>
          </table:table-cell>
          <table:table-cell office:value-type="float" office:value="0.5" calcext:value-type="float">
            <text:p>0.5</text:p>
          </table:table-cell>
          <table:table-cell office:value-type="float" office:value="0.18848" calcext:value-type="float">
            <text:p>0.18848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553.7" calcext:value-type="float">
            <text:p>553.7</text:p>
          </table:table-cell>
          <table:table-cell office:value-type="float" office:value="0.0000047881" calcext:value-type="float">
            <text:p>0.0000047881</text:p>
          </table:table-cell>
          <table:table-cell office:value-type="float" office:value="1" calcext:value-type="float">
            <text:p>1</text:p>
          </table:table-cell>
          <table:table-cell office:value-type="float" office:value="0.1923" calcext:value-type="float">
            <text:p>0.1923</text:p>
          </table:table-cell>
          <table:table-cell office:value-type="float" office:value="0.5" calcext:value-type="float">
            <text:p>0.5</text:p>
          </table:table-cell>
          <table:table-cell office:value-type="float" office:value="0.19617" calcext:value-type="float">
            <text:p>0.1961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561.72" calcext:value-type="float">
            <text:p>561.72</text:p>
          </table:table-cell>
          <table:table-cell office:value-type="float" office:value="0.0000047802" calcext:value-type="float">
            <text:p>0.0000047802</text:p>
          </table:table-cell>
          <table:table-cell office:value-type="float" office:value="1" calcext:value-type="float">
            <text:p>1</text:p>
          </table:table-cell>
          <table:table-cell office:value-type="float" office:value="0.19999" calcext:value-type="float">
            <text:p>0.19999</text:p>
          </table:table-cell>
          <table:table-cell office:value-type="float" office:value="0.5" calcext:value-type="float">
            <text:p>0.5</text:p>
          </table:table-cell>
          <table:table-cell office:value-type="float" office:value="0.20386" calcext:value-type="float">
            <text:p>0.20386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570.11" calcext:value-type="float">
            <text:p>570.11</text:p>
          </table:table-cell>
          <table:table-cell office:value-type="float" office:value="0.0000047713" calcext:value-type="float">
            <text:p>0.0000047713</text:p>
          </table:table-cell>
          <table:table-cell office:value-type="float" office:value="1" calcext:value-type="float">
            <text:p>1</text:p>
          </table:table-cell>
          <table:table-cell office:value-type="float" office:value="0.20768" calcext:value-type="float">
            <text:p>0.20768</text:p>
          </table:table-cell>
          <table:table-cell office:value-type="float" office:value="0.5" calcext:value-type="float">
            <text:p>0.5</text:p>
          </table:table-cell>
          <table:table-cell office:value-type="float" office:value="0.21156" calcext:value-type="float">
            <text:p>0.21156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578.87" calcext:value-type="float">
            <text:p>578.87</text:p>
          </table:table-cell>
          <table:table-cell office:value-type="float" office:value="0.0000047612" calcext:value-type="float">
            <text:p>0.0000047612</text:p>
          </table:table-cell>
          <table:table-cell office:value-type="float" office:value="1" calcext:value-type="float">
            <text:p>1</text:p>
          </table:table-cell>
          <table:table-cell office:value-type="float" office:value="0.21537" calcext:value-type="float">
            <text:p>0.21537</text:p>
          </table:table-cell>
          <table:table-cell office:value-type="float" office:value="0.5" calcext:value-type="float">
            <text:p>0.5</text:p>
          </table:table-cell>
          <table:table-cell office:value-type="float" office:value="0.21925" calcext:value-type="float">
            <text:p>0.2192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.0000047499" calcext:value-type="float">
            <text:p>0.0000047499</text:p>
          </table:table-cell>
          <table:table-cell office:value-type="float" office:value="1" calcext:value-type="float">
            <text:p>1</text:p>
          </table:table-cell>
          <table:table-cell office:value-type="float" office:value="0.22306" calcext:value-type="float">
            <text:p>0.22306</text:p>
          </table:table-cell>
          <table:table-cell office:value-type="float" office:value="0.5" calcext:value-type="float">
            <text:p>0.5</text:p>
          </table:table-cell>
          <table:table-cell office:value-type="float" office:value="0.22694" calcext:value-type="float">
            <text:p>0.22694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597.51" calcext:value-type="float">
            <text:p>597.51</text:p>
          </table:table-cell>
          <table:table-cell office:value-type="float" office:value="0.0000047374" calcext:value-type="float">
            <text:p>0.0000047374</text:p>
          </table:table-cell>
          <table:table-cell office:value-type="float" office:value="1" calcext:value-type="float">
            <text:p>1</text:p>
          </table:table-cell>
          <table:table-cell office:value-type="float" office:value="0.23076" calcext:value-type="float">
            <text:p>0.23076</text:p>
          </table:table-cell>
          <table:table-cell office:value-type="float" office:value="0.5" calcext:value-type="float">
            <text:p>0.5</text:p>
          </table:table-cell>
          <table:table-cell office:value-type="float" office:value="0.23463" calcext:value-type="float">
            <text:p>0.2346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607.41" calcext:value-type="float">
            <text:p>607.41</text:p>
          </table:table-cell>
          <table:table-cell office:value-type="float" office:value="0.0000047235" calcext:value-type="float">
            <text:p>0.0000047235</text:p>
          </table:table-cell>
          <table:table-cell office:value-type="float" office:value="1" calcext:value-type="float">
            <text:p>1</text:p>
          </table:table-cell>
          <table:table-cell office:value-type="float" office:value="0.23845" calcext:value-type="float">
            <text:p>0.23845</text:p>
          </table:table-cell>
          <table:table-cell office:value-type="float" office:value="0.5" calcext:value-type="float">
            <text:p>0.5</text:p>
          </table:table-cell>
          <table:table-cell office:value-type="float" office:value="0.24232" calcext:value-type="float">
            <text:p>0.2423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617.69" calcext:value-type="float">
            <text:p>617.69</text:p>
          </table:table-cell>
          <table:table-cell office:value-type="float" office:value="0.0000047082" calcext:value-type="float">
            <text:p>0.0000047082</text:p>
          </table:table-cell>
          <table:table-cell office:value-type="float" office:value="1" calcext:value-type="float">
            <text:p>1</text:p>
          </table:table-cell>
          <table:table-cell office:value-type="float" office:value="0.24614" calcext:value-type="float">
            <text:p>0.24614</text:p>
          </table:table-cell>
          <table:table-cell office:value-type="float" office:value="0.5" calcext:value-type="float">
            <text:p>0.5</text:p>
          </table:table-cell>
          <table:table-cell office:value-type="float" office:value="0.25002" calcext:value-type="float">
            <text:p>0.2500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628.38" calcext:value-type="float">
            <text:p>628.38</text:p>
          </table:table-cell>
          <table:table-cell office:value-type="float" office:value="0.0000046915" calcext:value-type="float">
            <text:p>0.0000046915</text:p>
          </table:table-cell>
          <table:table-cell office:value-type="float" office:value="1" calcext:value-type="float">
            <text:p>1</text:p>
          </table:table-cell>
          <table:table-cell office:value-type="float" office:value="0.25383" calcext:value-type="float">
            <text:p>0.25383</text:p>
          </table:table-cell>
          <table:table-cell office:value-type="float" office:value="0.5" calcext:value-type="float">
            <text:p>0.5</text:p>
          </table:table-cell>
          <table:table-cell office:value-type="float" office:value="0.25771" calcext:value-type="float">
            <text:p>0.2577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639.46" calcext:value-type="float">
            <text:p>639.46</text:p>
          </table:table-cell>
          <table:table-cell office:value-type="float" office:value="0.0000046731" calcext:value-type="float">
            <text:p>0.0000046731</text:p>
          </table:table-cell>
          <table:table-cell office:value-type="float" office:value="1" calcext:value-type="float">
            <text:p>1</text:p>
          </table:table-cell>
          <table:table-cell office:value-type="float" office:value="0.26152" calcext:value-type="float">
            <text:p>0.26152</text:p>
          </table:table-cell>
          <table:table-cell office:value-type="float" office:value="0.5" calcext:value-type="float">
            <text:p>0.5</text:p>
          </table:table-cell>
          <table:table-cell office:value-type="float" office:value="0.2654" calcext:value-type="float">
            <text:p>0.2654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650.96" calcext:value-type="float">
            <text:p>650.96</text:p>
          </table:table-cell>
          <table:table-cell office:value-type="float" office:value="0.0000046532" calcext:value-type="float">
            <text:p>0.0000046532</text:p>
          </table:table-cell>
          <table:table-cell office:value-type="float" office:value="1" calcext:value-type="float">
            <text:p>1</text:p>
          </table:table-cell>
          <table:table-cell office:value-type="float" office:value="0.26921" calcext:value-type="float">
            <text:p>0.26921</text:p>
          </table:table-cell>
          <table:table-cell office:value-type="float" office:value="0.5" calcext:value-type="float">
            <text:p>0.5</text:p>
          </table:table-cell>
          <table:table-cell office:value-type="float" office:value="0.27309" calcext:value-type="float">
            <text:p>0.27309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662.88" calcext:value-type="float">
            <text:p>662.88</text:p>
          </table:table-cell>
          <table:table-cell office:value-type="float" office:value="0.0000046316" calcext:value-type="float">
            <text:p>0.0000046316</text:p>
          </table:table-cell>
          <table:table-cell office:value-type="float" office:value="1" calcext:value-type="float">
            <text:p>1</text:p>
          </table:table-cell>
          <table:table-cell office:value-type="float" office:value="0.27691" calcext:value-type="float">
            <text:p>0.27691</text:p>
          </table:table-cell>
          <table:table-cell office:value-type="float" office:value="0.5" calcext:value-type="float">
            <text:p>0.5</text:p>
          </table:table-cell>
          <table:table-cell office:value-type="float" office:value="0.28078" calcext:value-type="float">
            <text:p>0.28078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675.22" calcext:value-type="float">
            <text:p>675.22</text:p>
          </table:table-cell>
          <table:table-cell office:value-type="float" office:value="0.0000046082" calcext:value-type="float">
            <text:p>0.0000046082</text:p>
          </table:table-cell>
          <table:table-cell office:value-type="float" office:value="1" calcext:value-type="float">
            <text:p>1</text:p>
          </table:table-cell>
          <table:table-cell office:value-type="float" office:value="0.2846" calcext:value-type="float">
            <text:p>0.2846</text:p>
          </table:table-cell>
          <table:table-cell office:value-type="float" office:value="0.5" calcext:value-type="float">
            <text:p>0.5</text:p>
          </table:table-cell>
          <table:table-cell office:value-type="float" office:value="0.28847" calcext:value-type="float">
            <text:p>0.2884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.000004583" calcext:value-type="float">
            <text:p>0.000004583</text:p>
          </table:table-cell>
          <table:table-cell office:value-type="float" office:value="1" calcext:value-type="float">
            <text:p>1</text:p>
          </table:table-cell>
          <table:table-cell office:value-type="float" office:value="0.29229" calcext:value-type="float">
            <text:p>0.29229</text:p>
          </table:table-cell>
          <table:table-cell office:value-type="float" office:value="0.5" calcext:value-type="float">
            <text:p>0.5</text:p>
          </table:table-cell>
          <table:table-cell office:value-type="float" office:value="0.29617" calcext:value-type="float">
            <text:p>0.2961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701.21" calcext:value-type="float">
            <text:p>701.21</text:p>
          </table:table-cell>
          <table:table-cell office:value-type="float" office:value="0.000004556" calcext:value-type="float">
            <text:p>0.000004556</text:p>
          </table:table-cell>
          <table:table-cell office:value-type="float" office:value="1" calcext:value-type="float">
            <text:p>1</text:p>
          </table:table-cell>
          <table:table-cell office:value-type="float" office:value="0.29998" calcext:value-type="float">
            <text:p>0.29998</text:p>
          </table:table-cell>
          <table:table-cell office:value-type="float" office:value="0.5" calcext:value-type="float">
            <text:p>0.5</text:p>
          </table:table-cell>
          <table:table-cell office:value-type="float" office:value="0.30386" calcext:value-type="float">
            <text:p>0.30386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714.88" calcext:value-type="float">
            <text:p>714.88</text:p>
          </table:table-cell>
          <table:table-cell office:value-type="float" office:value="0.0000045271" calcext:value-type="float">
            <text:p>0.0000045271</text:p>
          </table:table-cell>
          <table:table-cell office:value-type="float" office:value="1" calcext:value-type="float">
            <text:p>1</text:p>
          </table:table-cell>
          <table:table-cell office:value-type="float" office:value="0.30767" calcext:value-type="float">
            <text:p>0.30767</text:p>
          </table:table-cell>
          <table:table-cell office:value-type="float" office:value="0.5" calcext:value-type="float">
            <text:p>0.5</text:p>
          </table:table-cell>
          <table:table-cell office:value-type="float" office:value="0.31155" calcext:value-type="float">
            <text:p>0.3115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729.01" calcext:value-type="float">
            <text:p>729.01</text:p>
          </table:table-cell>
          <table:table-cell office:value-type="float" office:value="0.0000044962" calcext:value-type="float">
            <text:p>0.0000044962</text:p>
          </table:table-cell>
          <table:table-cell office:value-type="float" office:value="1" calcext:value-type="float">
            <text:p>1</text:p>
          </table:table-cell>
          <table:table-cell office:value-type="float" office:value="0.31537" calcext:value-type="float">
            <text:p>0.31537</text:p>
          </table:table-cell>
          <table:table-cell office:value-type="float" office:value="0.5" calcext:value-type="float">
            <text:p>0.5</text:p>
          </table:table-cell>
          <table:table-cell office:value-type="float" office:value="0.31924" calcext:value-type="float">
            <text:p>0.31924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743.6" calcext:value-type="float">
            <text:p>743.6</text:p>
          </table:table-cell>
          <table:table-cell office:value-type="float" office:value="0.0000044634" calcext:value-type="float">
            <text:p>0.0000044634</text:p>
          </table:table-cell>
          <table:table-cell office:value-type="float" office:value="1" calcext:value-type="float">
            <text:p>1</text:p>
          </table:table-cell>
          <table:table-cell office:value-type="float" office:value="0.32306" calcext:value-type="float">
            <text:p>0.32306</text:p>
          </table:table-cell>
          <table:table-cell office:value-type="float" office:value="0.5" calcext:value-type="float">
            <text:p>0.5</text:p>
          </table:table-cell>
          <table:table-cell office:value-type="float" office:value="0.32693" calcext:value-type="float">
            <text:p>0.3269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758.68" calcext:value-type="float">
            <text:p>758.68</text:p>
          </table:table-cell>
          <table:table-cell office:value-type="float" office:value="0.0000044287" calcext:value-type="float">
            <text:p>0.0000044287</text:p>
          </table:table-cell>
          <table:table-cell office:value-type="float" office:value="1" calcext:value-type="float">
            <text:p>1</text:p>
          </table:table-cell>
          <table:table-cell office:value-type="float" office:value="0.33075" calcext:value-type="float">
            <text:p>0.33075</text:p>
          </table:table-cell>
          <table:table-cell office:value-type="float" office:value="0.5" calcext:value-type="float">
            <text:p>0.5</text:p>
          </table:table-cell>
          <table:table-cell office:value-type="float" office:value="0.33463" calcext:value-type="float">
            <text:p>0.3346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774.25" calcext:value-type="float">
            <text:p>774.25</text:p>
          </table:table-cell>
          <table:table-cell office:value-type="float" office:value="0.0000043919" calcext:value-type="float">
            <text:p>0.0000043919</text:p>
          </table:table-cell>
          <table:table-cell office:value-type="float" office:value="1" calcext:value-type="float">
            <text:p>1</text:p>
          </table:table-cell>
          <table:table-cell office:value-type="float" office:value="0.33844" calcext:value-type="float">
            <text:p>0.33844</text:p>
          </table:table-cell>
          <table:table-cell office:value-type="float" office:value="0.5" calcext:value-type="float">
            <text:p>0.5</text:p>
          </table:table-cell>
          <table:table-cell office:value-type="float" office:value="0.34232" calcext:value-type="float">
            <text:p>0.3423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790.31" calcext:value-type="float">
            <text:p>790.31</text:p>
          </table:table-cell>
          <table:table-cell office:value-type="float" office:value="0.0000043532" calcext:value-type="float">
            <text:p>0.0000043532</text:p>
          </table:table-cell>
          <table:table-cell office:value-type="float" office:value="1" calcext:value-type="float">
            <text:p>1</text:p>
          </table:table-cell>
          <table:table-cell office:value-type="float" office:value="0.34613" calcext:value-type="float">
            <text:p>0.34613</text:p>
          </table:table-cell>
          <table:table-cell office:value-type="float" office:value="0.5" calcext:value-type="float">
            <text:p>0.5</text:p>
          </table:table-cell>
          <table:table-cell office:value-type="float" office:value="0.35001" calcext:value-type="float">
            <text:p>0.3500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806.89" calcext:value-type="float">
            <text:p>806.89</text:p>
          </table:table-cell>
          <table:table-cell office:value-type="float" office:value="0.0000043125" calcext:value-type="float">
            <text:p>0.0000043125</text:p>
          </table:table-cell>
          <table:table-cell office:value-type="float" office:value="1" calcext:value-type="float">
            <text:p>1</text:p>
          </table:table-cell>
          <table:table-cell office:value-type="float" office:value="0.35382" calcext:value-type="float">
            <text:p>0.35382</text:p>
          </table:table-cell>
          <table:table-cell office:value-type="float" office:value="0.5" calcext:value-type="float">
            <text:p>0.5</text:p>
          </table:table-cell>
          <table:table-cell office:value-type="float" office:value="0.3577" calcext:value-type="float">
            <text:p>0.357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823.99" calcext:value-type="float">
            <text:p>823.99</text:p>
          </table:table-cell>
          <table:table-cell office:value-type="float" office:value="0.0000042698" calcext:value-type="float">
            <text:p>0.0000042698</text:p>
          </table:table-cell>
          <table:table-cell office:value-type="float" office:value="1" calcext:value-type="float">
            <text:p>1</text:p>
          </table:table-cell>
          <table:table-cell office:value-type="float" office:value="0.36152" calcext:value-type="float">
            <text:p>0.36152</text:p>
          </table:table-cell>
          <table:table-cell office:value-type="float" office:value="0.5" calcext:value-type="float">
            <text:p>0.5</text:p>
          </table:table-cell>
          <table:table-cell office:value-type="float" office:value="0.36539" calcext:value-type="float">
            <text:p>0.36539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841.63" calcext:value-type="float">
            <text:p>841.63</text:p>
          </table:table-cell>
          <table:table-cell office:value-type="float" office:value="0.0000042251" calcext:value-type="float">
            <text:p>0.0000042251</text:p>
          </table:table-cell>
          <table:table-cell office:value-type="float" office:value="1" calcext:value-type="float">
            <text:p>1</text:p>
          </table:table-cell>
          <table:table-cell office:value-type="float" office:value="0.36921" calcext:value-type="float">
            <text:p>0.36921</text:p>
          </table:table-cell>
          <table:table-cell office:value-type="float" office:value="0.5" calcext:value-type="float">
            <text:p>0.5</text:p>
          </table:table-cell>
          <table:table-cell office:value-type="float" office:value="0.37308" calcext:value-type="float">
            <text:p>0.37308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859.82" calcext:value-type="float">
            <text:p>859.82</text:p>
          </table:table-cell>
          <table:table-cell office:value-type="float" office:value="0.0000041785" calcext:value-type="float">
            <text:p>0.0000041785</text:p>
          </table:table-cell>
          <table:table-cell office:value-type="float" office:value="1" calcext:value-type="float">
            <text:p>1</text:p>
          </table:table-cell>
          <table:table-cell office:value-type="float" office:value="0.3769" calcext:value-type="float">
            <text:p>0.3769</text:p>
          </table:table-cell>
          <table:table-cell office:value-type="float" office:value="0.5" calcext:value-type="float">
            <text:p>0.5</text:p>
          </table:table-cell>
          <table:table-cell office:value-type="float" office:value="0.38078" calcext:value-type="float">
            <text:p>0.38078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878.57" calcext:value-type="float">
            <text:p>878.57</text:p>
          </table:table-cell>
          <table:table-cell office:value-type="float" office:value="0.00000413" calcext:value-type="float">
            <text:p>0.00000413</text:p>
          </table:table-cell>
          <table:table-cell office:value-type="float" office:value="1" calcext:value-type="float">
            <text:p>1</text:p>
          </table:table-cell>
          <table:table-cell office:value-type="float" office:value="0.38459" calcext:value-type="float">
            <text:p>0.38459</text:p>
          </table:table-cell>
          <table:table-cell office:value-type="float" office:value="0.5" calcext:value-type="float">
            <text:p>0.5</text:p>
          </table:table-cell>
          <table:table-cell office:value-type="float" office:value="0.38847" calcext:value-type="float">
            <text:p>0.3884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897.9" calcext:value-type="float">
            <text:p>897.9</text:p>
          </table:table-cell>
          <table:table-cell office:value-type="float" office:value="0.0000040797" calcext:value-type="float">
            <text:p>0.0000040797</text:p>
          </table:table-cell>
          <table:table-cell office:value-type="float" office:value="1" calcext:value-type="float">
            <text:p>1</text:p>
          </table:table-cell>
          <table:table-cell office:value-type="float" office:value="0.39228" calcext:value-type="float">
            <text:p>0.39228</text:p>
          </table:table-cell>
          <table:table-cell office:value-type="float" office:value="0.5" calcext:value-type="float">
            <text:p>0.5</text:p>
          </table:table-cell>
          <table:table-cell office:value-type="float" office:value="0.39616" calcext:value-type="float">
            <text:p>0.39616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917.82" calcext:value-type="float">
            <text:p>917.82</text:p>
          </table:table-cell>
          <table:table-cell office:value-type="float" office:value="0.0000041773" calcext:value-type="float">
            <text:p>0.0000041773</text:p>
          </table:table-cell>
          <table:table-cell office:value-type="float" office:value="1" calcext:value-type="float">
            <text:p>1</text:p>
          </table:table-cell>
          <table:table-cell office:value-type="float" office:value="0.39998" calcext:value-type="float">
            <text:p>0.39998</text:p>
          </table:table-cell>
          <table:table-cell office:value-type="float" office:value="0.5" calcext:value-type="float">
            <text:p>0.5</text:p>
          </table:table-cell>
          <table:table-cell office:value-type="float" office:value="0.40385" calcext:value-type="float">
            <text:p>0.4038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938.33" calcext:value-type="float">
            <text:p>938.33</text:p>
          </table:table-cell>
          <table:table-cell office:value-type="float" office:value="0.0000043089" calcext:value-type="float">
            <text:p>0.0000043089</text:p>
          </table:table-cell>
          <table:table-cell office:value-type="float" office:value="1" calcext:value-type="float">
            <text:p>1</text:p>
          </table:table-cell>
          <table:table-cell office:value-type="float" office:value="0.40767" calcext:value-type="float">
            <text:p>0.40767</text:p>
          </table:table-cell>
          <table:table-cell office:value-type="float" office:value="0.5" calcext:value-type="float">
            <text:p>0.5</text:p>
          </table:table-cell>
          <table:table-cell office:value-type="float" office:value="0.41154" calcext:value-type="float">
            <text:p>0.41154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959.41" calcext:value-type="float">
            <text:p>959.41</text:p>
          </table:table-cell>
          <table:table-cell office:value-type="float" office:value="0.0000044439" calcext:value-type="float">
            <text:p>0.0000044439</text:p>
          </table:table-cell>
          <table:table-cell office:value-type="float" office:value="1" calcext:value-type="float">
            <text:p>1</text:p>
          </table:table-cell>
          <table:table-cell office:value-type="float" office:value="0.41536" calcext:value-type="float">
            <text:p>0.41536</text:p>
          </table:table-cell>
          <table:table-cell office:value-type="float" office:value="0.5" calcext:value-type="float">
            <text:p>0.5</text:p>
          </table:table-cell>
          <table:table-cell office:value-type="float" office:value="0.41924" calcext:value-type="float">
            <text:p>0.41924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981.06" calcext:value-type="float">
            <text:p>981.06</text:p>
          </table:table-cell>
          <table:table-cell office:value-type="float" office:value="0.0000045814" calcext:value-type="float">
            <text:p>0.0000045814</text:p>
          </table:table-cell>
          <table:table-cell office:value-type="float" office:value="1" calcext:value-type="float">
            <text:p>1</text:p>
          </table:table-cell>
          <table:table-cell office:value-type="float" office:value="0.42305" calcext:value-type="float">
            <text:p>0.42305</text:p>
          </table:table-cell>
          <table:table-cell office:value-type="float" office:value="0.5" calcext:value-type="float">
            <text:p>0.5</text:p>
          </table:table-cell>
          <table:table-cell office:value-type="float" office:value="0.42693" calcext:value-type="float">
            <text:p>0.4269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003.3" calcext:value-type="float">
            <text:p>1003.3</text:p>
          </table:table-cell>
          <table:table-cell office:value-type="float" office:value="0.0000047206" calcext:value-type="float">
            <text:p>0.0000047206</text:p>
          </table:table-cell>
          <table:table-cell office:value-type="float" office:value="1" calcext:value-type="float">
            <text:p>1</text:p>
          </table:table-cell>
          <table:table-cell office:value-type="float" office:value="0.43074" calcext:value-type="float">
            <text:p>0.43074</text:p>
          </table:table-cell>
          <table:table-cell office:value-type="float" office:value="0.5" calcext:value-type="float">
            <text:p>0.5</text:p>
          </table:table-cell>
          <table:table-cell office:value-type="float" office:value="0.43462" calcext:value-type="float">
            <text:p>0.4346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0.0000048605" calcext:value-type="float">
            <text:p>0.0000048605</text:p>
          </table:table-cell>
          <table:table-cell office:value-type="float" office:value="1" calcext:value-type="float">
            <text:p>1</text:p>
          </table:table-cell>
          <table:table-cell office:value-type="float" office:value="0.43844" calcext:value-type="float">
            <text:p>0.43844</text:p>
          </table:table-cell>
          <table:table-cell office:value-type="float" office:value="0.5" calcext:value-type="float">
            <text:p>0.5</text:p>
          </table:table-cell>
          <table:table-cell office:value-type="float" office:value="0.44231" calcext:value-type="float">
            <text:p>0.4423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049.3" calcext:value-type="float">
            <text:p>1049.3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1" calcext:value-type="float">
            <text:p>1</text:p>
          </table:table-cell>
          <table:table-cell office:value-type="float" office:value="0.44613" calcext:value-type="float">
            <text:p>0.44613</text:p>
          </table:table-cell>
          <table:table-cell office:value-type="float" office:value="0.5" calcext:value-type="float">
            <text:p>0.5</text:p>
          </table:table-cell>
          <table:table-cell office:value-type="float" office:value="0.45" calcext:value-type="float">
            <text:p>0.4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073.1" calcext:value-type="float">
            <text:p>1073.1</text:p>
          </table:table-cell>
          <table:table-cell office:value-type="float" office:value="0.0000051377" calcext:value-type="float">
            <text:p>0.0000051377</text:p>
          </table:table-cell>
          <table:table-cell office:value-type="float" office:value="1" calcext:value-type="float">
            <text:p>1</text:p>
          </table:table-cell>
          <table:table-cell office:value-type="float" office:value="0.45382" calcext:value-type="float">
            <text:p>0.45382</text:p>
          </table:table-cell>
          <table:table-cell office:value-type="float" office:value="0.5" calcext:value-type="float">
            <text:p>0.5</text:p>
          </table:table-cell>
          <table:table-cell office:value-type="float" office:value="0.45769" calcext:value-type="float">
            <text:p>0.45769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097.4" calcext:value-type="float">
            <text:p>1097.4</text:p>
          </table:table-cell>
          <table:table-cell office:value-type="float" office:value="0.0000052722" calcext:value-type="float">
            <text:p>0.0000052722</text:p>
          </table:table-cell>
          <table:table-cell office:value-type="float" office:value="1" calcext:value-type="float">
            <text:p>1</text:p>
          </table:table-cell>
          <table:table-cell office:value-type="float" office:value="0.46151" calcext:value-type="float">
            <text:p>0.46151</text:p>
          </table:table-cell>
          <table:table-cell office:value-type="float" office:value="0.5" calcext:value-type="float">
            <text:p>0.5</text:p>
          </table:table-cell>
          <table:table-cell office:value-type="float" office:value="0.46539" calcext:value-type="float">
            <text:p>0.46539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122.2" calcext:value-type="float">
            <text:p>1122.2</text:p>
          </table:table-cell>
          <table:table-cell office:value-type="float" office:value="0.000005402" calcext:value-type="float">
            <text:p>0.000005402</text:p>
          </table:table-cell>
          <table:table-cell office:value-type="float" office:value="1" calcext:value-type="float">
            <text:p>1</text:p>
          </table:table-cell>
          <table:table-cell office:value-type="float" office:value="0.4692" calcext:value-type="float">
            <text:p>0.4692</text:p>
          </table:table-cell>
          <table:table-cell office:value-type="float" office:value="0.5" calcext:value-type="float">
            <text:p>0.5</text:p>
          </table:table-cell>
          <table:table-cell office:value-type="float" office:value="0.47308" calcext:value-type="float">
            <text:p>0.47308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147.5" calcext:value-type="float">
            <text:p>1147.5</text:p>
          </table:table-cell>
          <table:table-cell office:value-type="float" office:value="0.0000055253" calcext:value-type="float">
            <text:p>0.0000055253</text:p>
          </table:table-cell>
          <table:table-cell office:value-type="float" office:value="1" calcext:value-type="float">
            <text:p>1</text:p>
          </table:table-cell>
          <table:table-cell office:value-type="float" office:value="0.47689" calcext:value-type="float">
            <text:p>0.47689</text:p>
          </table:table-cell>
          <table:table-cell office:value-type="float" office:value="0.5" calcext:value-type="float">
            <text:p>0.5</text:p>
          </table:table-cell>
          <table:table-cell office:value-type="float" office:value="0.48077" calcext:value-type="float">
            <text:p>0.4807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173.2" calcext:value-type="float">
            <text:p>1173.2</text:p>
          </table:table-cell>
          <table:table-cell office:value-type="float" office:value="0.0000056406" calcext:value-type="float">
            <text:p>0.0000056406</text:p>
          </table:table-cell>
          <table:table-cell office:value-type="float" office:value="1" calcext:value-type="float">
            <text:p>1</text:p>
          </table:table-cell>
          <table:table-cell office:value-type="float" office:value="0.48459" calcext:value-type="float">
            <text:p>0.48459</text:p>
          </table:table-cell>
          <table:table-cell office:value-type="float" office:value="0.5" calcext:value-type="float">
            <text:p>0.5</text:p>
          </table:table-cell>
          <table:table-cell office:value-type="float" office:value="0.48846" calcext:value-type="float">
            <text:p>0.48846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199.4" calcext:value-type="float">
            <text:p>1199.4</text:p>
          </table:table-cell>
          <table:table-cell office:value-type="float" office:value="0.0000057461" calcext:value-type="float">
            <text:p>0.0000057461</text:p>
          </table:table-cell>
          <table:table-cell office:value-type="float" office:value="1" calcext:value-type="float">
            <text:p>1</text:p>
          </table:table-cell>
          <table:table-cell office:value-type="float" office:value="0.49228" calcext:value-type="float">
            <text:p>0.49228</text:p>
          </table:table-cell>
          <table:table-cell office:value-type="float" office:value="0.5" calcext:value-type="float">
            <text:p>0.5</text:p>
          </table:table-cell>
          <table:table-cell office:value-type="float" office:value="0.49615" calcext:value-type="float">
            <text:p>0.4961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226.1" calcext:value-type="float">
            <text:p>1226.1</text:p>
          </table:table-cell>
          <table:table-cell office:value-type="float" office:value="0.0000058402" calcext:value-type="float">
            <text:p>0.0000058402</text:p>
          </table:table-cell>
          <table:table-cell office:value-type="float" office:value="1" calcext:value-type="float">
            <text:p>1</text:p>
          </table:table-cell>
          <table:table-cell office:value-type="float" office:value="0.49997" calcext:value-type="float">
            <text:p>0.49997</text:p>
          </table:table-cell>
          <table:table-cell office:value-type="float" office:value="0.5" calcext:value-type="float">
            <text:p>0.5</text:p>
          </table:table-cell>
          <table:table-cell office:value-type="float" office:value="0.50385" calcext:value-type="float">
            <text:p>0.5038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253.2" calcext:value-type="float">
            <text:p>1253.2</text:p>
          </table:table-cell>
          <table:table-cell office:value-type="float" office:value="0.0000059213" calcext:value-type="float">
            <text:p>0.0000059213</text:p>
          </table:table-cell>
          <table:table-cell office:value-type="float" office:value="1" calcext:value-type="float">
            <text:p>1</text:p>
          </table:table-cell>
          <table:table-cell office:value-type="float" office:value="0.50766" calcext:value-type="float">
            <text:p>0.50766</text:p>
          </table:table-cell>
          <table:table-cell office:value-type="float" office:value="0.5" calcext:value-type="float">
            <text:p>0.5</text:p>
          </table:table-cell>
          <table:table-cell office:value-type="float" office:value="0.51154" calcext:value-type="float">
            <text:p>0.51154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280.8" calcext:value-type="float">
            <text:p>1280.8</text:p>
          </table:table-cell>
          <table:table-cell office:value-type="float" office:value="0.0000059879" calcext:value-type="float">
            <text:p>0.0000059879</text:p>
          </table:table-cell>
          <table:table-cell office:value-type="float" office:value="1" calcext:value-type="float">
            <text:p>1</text:p>
          </table:table-cell>
          <table:table-cell office:value-type="float" office:value="0.51535" calcext:value-type="float">
            <text:p>0.51535</text:p>
          </table:table-cell>
          <table:table-cell office:value-type="float" office:value="0.5" calcext:value-type="float">
            <text:p>0.5</text:p>
          </table:table-cell>
          <table:table-cell office:value-type="float" office:value="0.51923" calcext:value-type="float">
            <text:p>0.5192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308.8" calcext:value-type="float">
            <text:p>1308.8</text:p>
          </table:table-cell>
          <table:table-cell office:value-type="float" office:value="0.0000060389" calcext:value-type="float">
            <text:p>0.0000060389</text:p>
          </table:table-cell>
          <table:table-cell office:value-type="float" office:value="1" calcext:value-type="float">
            <text:p>1</text:p>
          </table:table-cell>
          <table:table-cell office:value-type="float" office:value="0.52305" calcext:value-type="float">
            <text:p>0.52305</text:p>
          </table:table-cell>
          <table:table-cell office:value-type="float" office:value="0.5" calcext:value-type="float">
            <text:p>0.5</text:p>
          </table:table-cell>
          <table:table-cell office:value-type="float" office:value="0.52692" calcext:value-type="float">
            <text:p>0.5269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337.3" calcext:value-type="float">
            <text:p>1337.3</text:p>
          </table:table-cell>
          <table:table-cell office:value-type="float" office:value="0.0000060733" calcext:value-type="float">
            <text:p>0.0000060733</text:p>
          </table:table-cell>
          <table:table-cell office:value-type="float" office:value="1" calcext:value-type="float">
            <text:p>1</text:p>
          </table:table-cell>
          <table:table-cell office:value-type="float" office:value="0.53074" calcext:value-type="float">
            <text:p>0.53074</text:p>
          </table:table-cell>
          <table:table-cell office:value-type="float" office:value="0.5" calcext:value-type="float">
            <text:p>0.5</text:p>
          </table:table-cell>
          <table:table-cell office:value-type="float" office:value="0.53461" calcext:value-type="float">
            <text:p>0.5346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366.2" calcext:value-type="float">
            <text:p>1366.2</text:p>
          </table:table-cell>
          <table:table-cell office:value-type="float" office:value="0.0000060904" calcext:value-type="float">
            <text:p>0.0000060904</text:p>
          </table:table-cell>
          <table:table-cell office:value-type="float" office:value="1" calcext:value-type="float">
            <text:p>1</text:p>
          </table:table-cell>
          <table:table-cell office:value-type="float" office:value="0.53843" calcext:value-type="float">
            <text:p>0.53843</text:p>
          </table:table-cell>
          <table:table-cell office:value-type="float" office:value="0.5" calcext:value-type="float">
            <text:p>0.5</text:p>
          </table:table-cell>
          <table:table-cell office:value-type="float" office:value="0.54231" calcext:value-type="float">
            <text:p>0.5423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395.5" calcext:value-type="float">
            <text:p>1395.5</text:p>
          </table:table-cell>
          <table:table-cell office:value-type="float" office:value="0.0000060899" calcext:value-type="float">
            <text:p>0.0000060899</text:p>
          </table:table-cell>
          <table:table-cell office:value-type="float" office:value="1" calcext:value-type="float">
            <text:p>1</text:p>
          </table:table-cell>
          <table:table-cell office:value-type="float" office:value="0.54612" calcext:value-type="float">
            <text:p>0.54612</text:p>
          </table:table-cell>
          <table:table-cell office:value-type="float" office:value="0.5" calcext:value-type="float">
            <text:p>0.5</text:p>
          </table:table-cell>
          <table:table-cell office:value-type="float" office:value="0.55" calcext:value-type="float">
            <text:p>0.5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425.3" calcext:value-type="float">
            <text:p>1425.3</text:p>
          </table:table-cell>
          <table:table-cell office:value-type="float" office:value="0.0000060716" calcext:value-type="float">
            <text:p>0.0000060716</text:p>
          </table:table-cell>
          <table:table-cell office:value-type="float" office:value="1" calcext:value-type="float">
            <text:p>1</text:p>
          </table:table-cell>
          <table:table-cell office:value-type="float" office:value="0.55381" calcext:value-type="float">
            <text:p>0.55381</text:p>
          </table:table-cell>
          <table:table-cell office:value-type="float" office:value="0.5" calcext:value-type="float">
            <text:p>0.5</text:p>
          </table:table-cell>
          <table:table-cell office:value-type="float" office:value="0.55769" calcext:value-type="float">
            <text:p>0.55769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455.5" calcext:value-type="float">
            <text:p>1455.5</text:p>
          </table:table-cell>
          <table:table-cell office:value-type="float" office:value="0.0000060359" calcext:value-type="float">
            <text:p>0.0000060359</text:p>
          </table:table-cell>
          <table:table-cell office:value-type="float" office:value="1" calcext:value-type="float">
            <text:p>1</text:p>
          </table:table-cell>
          <table:table-cell office:value-type="float" office:value="0.5615" calcext:value-type="float">
            <text:p>0.5615</text:p>
          </table:table-cell>
          <table:table-cell office:value-type="float" office:value="0.5" calcext:value-type="float">
            <text:p>0.5</text:p>
          </table:table-cell>
          <table:table-cell office:value-type="float" office:value="0.56538" calcext:value-type="float">
            <text:p>0.56538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486.1" calcext:value-type="float">
            <text:p>1486.1</text:p>
          </table:table-cell>
          <table:table-cell office:value-type="float" office:value="0.0000059833" calcext:value-type="float">
            <text:p>0.0000059833</text:p>
          </table:table-cell>
          <table:table-cell office:value-type="float" office:value="1" calcext:value-type="float">
            <text:p>1</text:p>
          </table:table-cell>
          <table:table-cell office:value-type="float" office:value="0.5692" calcext:value-type="float">
            <text:p>0.5692</text:p>
          </table:table-cell>
          <table:table-cell office:value-type="float" office:value="0.5" calcext:value-type="float">
            <text:p>0.5</text:p>
          </table:table-cell>
          <table:table-cell office:value-type="float" office:value="0.57307" calcext:value-type="float">
            <text:p>0.5730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517.2" calcext:value-type="float">
            <text:p>1517.2</text:p>
          </table:table-cell>
          <table:table-cell office:value-type="float" office:value="0.0000059147" calcext:value-type="float">
            <text:p>0.0000059147</text:p>
          </table:table-cell>
          <table:table-cell office:value-type="float" office:value="1" calcext:value-type="float">
            <text:p>1</text:p>
          </table:table-cell>
          <table:table-cell office:value-type="float" office:value="0.57689" calcext:value-type="float">
            <text:p>0.57689</text:p>
          </table:table-cell>
          <table:table-cell office:value-type="float" office:value="0.5" calcext:value-type="float">
            <text:p>0.5</text:p>
          </table:table-cell>
          <table:table-cell office:value-type="float" office:value="0.58076" calcext:value-type="float">
            <text:p>0.58076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548.8" calcext:value-type="float">
            <text:p>1548.8</text:p>
          </table:table-cell>
          <table:table-cell office:value-type="float" office:value="0.0000058312" calcext:value-type="float">
            <text:p>0.0000058312</text:p>
          </table:table-cell>
          <table:table-cell office:value-type="float" office:value="1" calcext:value-type="float">
            <text:p>1</text:p>
          </table:table-cell>
          <table:table-cell office:value-type="float" office:value="0.58458" calcext:value-type="float">
            <text:p>0.58458</text:p>
          </table:table-cell>
          <table:table-cell office:value-type="float" office:value="0.5" calcext:value-type="float">
            <text:p>0.5</text:p>
          </table:table-cell>
          <table:table-cell office:value-type="float" office:value="0.58846" calcext:value-type="float">
            <text:p>0.58846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580.8" calcext:value-type="float">
            <text:p>1580.8</text:p>
          </table:table-cell>
          <table:table-cell office:value-type="float" office:value="0.0000057341" calcext:value-type="float">
            <text:p>0.0000057341</text:p>
          </table:table-cell>
          <table:table-cell office:value-type="float" office:value="1" calcext:value-type="float">
            <text:p>1</text:p>
          </table:table-cell>
          <table:table-cell office:value-type="float" office:value="0.59227" calcext:value-type="float">
            <text:p>0.59227</text:p>
          </table:table-cell>
          <table:table-cell office:value-type="float" office:value="0.5" calcext:value-type="float">
            <text:p>0.5</text:p>
          </table:table-cell>
          <table:table-cell office:value-type="float" office:value="0.59615" calcext:value-type="float">
            <text:p>0.5961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613.3" calcext:value-type="float">
            <text:p>1613.3</text:p>
          </table:table-cell>
          <table:table-cell office:value-type="float" office:value="0.0000056248" calcext:value-type="float">
            <text:p>0.0000056248</text:p>
          </table:table-cell>
          <table:table-cell office:value-type="float" office:value="1" calcext:value-type="float">
            <text:p>1</text:p>
          </table:table-cell>
          <table:table-cell office:value-type="float" office:value="0.59996" calcext:value-type="float">
            <text:p>0.59996</text:p>
          </table:table-cell>
          <table:table-cell office:value-type="float" office:value="0.5" calcext:value-type="float">
            <text:p>0.5</text:p>
          </table:table-cell>
          <table:table-cell office:value-type="float" office:value="0.60384" calcext:value-type="float">
            <text:p>0.60384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646.3" calcext:value-type="float">
            <text:p>1646.3</text:p>
          </table:table-cell>
          <table:table-cell office:value-type="float" office:value="0.0000055048" calcext:value-type="float">
            <text:p>0.0000055048</text:p>
          </table:table-cell>
          <table:table-cell office:value-type="float" office:value="1" calcext:value-type="float">
            <text:p>1</text:p>
          </table:table-cell>
          <table:table-cell office:value-type="float" office:value="0.60766" calcext:value-type="float">
            <text:p>0.60766</text:p>
          </table:table-cell>
          <table:table-cell office:value-type="float" office:value="0.5" calcext:value-type="float">
            <text:p>0.5</text:p>
          </table:table-cell>
          <table:table-cell office:value-type="float" office:value="0.61153" calcext:value-type="float">
            <text:p>0.6115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679.8" calcext:value-type="float">
            <text:p>1679.8</text:p>
          </table:table-cell>
          <table:table-cell office:value-type="float" office:value="0.0000029885" calcext:value-type="float">
            <text:p>0.0000029885</text:p>
          </table:table-cell>
          <table:table-cell office:value-type="float" office:value="1" calcext:value-type="float">
            <text:p>1</text:p>
          </table:table-cell>
          <table:table-cell office:value-type="float" office:value="0.61535" calcext:value-type="float">
            <text:p>0.61535</text:p>
          </table:table-cell>
          <table:table-cell office:value-type="float" office:value="0.5" calcext:value-type="float">
            <text:p>0.5</text:p>
          </table:table-cell>
          <table:table-cell office:value-type="float" office:value="0.61922" calcext:value-type="float">
            <text:p>0.6192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714.1" calcext:value-type="float">
            <text:p>1714.1</text:p>
          </table:table-cell>
          <table:table-cell office:value-type="float" office:value="0.0000012516" calcext:value-type="float">
            <text:p>0.0000012516</text:p>
          </table:table-cell>
          <table:table-cell office:value-type="float" office:value="1" calcext:value-type="float">
            <text:p>1</text:p>
          </table:table-cell>
          <table:table-cell office:value-type="float" office:value="0.62304" calcext:value-type="float">
            <text:p>0.62304</text:p>
          </table:table-cell>
          <table:table-cell office:value-type="float" office:value="0.5" calcext:value-type="float">
            <text:p>0.5</text:p>
          </table:table-cell>
          <table:table-cell office:value-type="float" office:value="0.62692" calcext:value-type="float">
            <text:p>0.6269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750.6" calcext:value-type="float">
            <text:p>1750.6</text:p>
          </table:table-cell>
          <table:table-cell office:value-type="float" office:value="0.0000054606" calcext:value-type="float">
            <text:p>0.0000054606</text:p>
          </table:table-cell>
          <table:table-cell office:value-type="float" office:value="1" calcext:value-type="float">
            <text:p>1</text:p>
          </table:table-cell>
          <table:table-cell office:value-type="float" office:value="0.63073" calcext:value-type="float">
            <text:p>0.63073</text:p>
          </table:table-cell>
          <table:table-cell office:value-type="float" office:value="0.5" calcext:value-type="float">
            <text:p>0.5</text:p>
          </table:table-cell>
          <table:table-cell office:value-type="float" office:value="0.63461" calcext:value-type="float">
            <text:p>0.6346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787.6" calcext:value-type="float">
            <text:p>1787.6</text:p>
          </table:table-cell>
          <table:table-cell office:value-type="float" office:value="0.0000055658" calcext:value-type="float">
            <text:p>0.0000055658</text:p>
          </table:table-cell>
          <table:table-cell office:value-type="float" office:value="1" calcext:value-type="float">
            <text:p>1</text:p>
          </table:table-cell>
          <table:table-cell office:value-type="float" office:value="0.63842" calcext:value-type="float">
            <text:p>0.63842</text:p>
          </table:table-cell>
          <table:table-cell office:value-type="float" office:value="0.5" calcext:value-type="float">
            <text:p>0.5</text:p>
          </table:table-cell>
          <table:table-cell office:value-type="float" office:value="0.6423" calcext:value-type="float">
            <text:p>0.642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0.0000056738" calcext:value-type="float">
            <text:p>0.0000056738</text:p>
          </table:table-cell>
          <table:table-cell office:value-type="float" office:value="1" calcext:value-type="float">
            <text:p>1</text:p>
          </table:table-cell>
          <table:table-cell office:value-type="float" office:value="0.64612" calcext:value-type="float">
            <text:p>0.64612</text:p>
          </table:table-cell>
          <table:table-cell office:value-type="float" office:value="0.5" calcext:value-type="float">
            <text:p>0.5</text:p>
          </table:table-cell>
          <table:table-cell office:value-type="float" office:value="0.64999" calcext:value-type="float">
            <text:p>0.64999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0.0000057847" calcext:value-type="float">
            <text:p>0.0000057847</text:p>
          </table:table-cell>
          <table:table-cell office:value-type="float" office:value="1" calcext:value-type="float">
            <text:p>1</text:p>
          </table:table-cell>
          <table:table-cell office:value-type="float" office:value="0.65381" calcext:value-type="float">
            <text:p>0.65381</text:p>
          </table:table-cell>
          <table:table-cell office:value-type="float" office:value="0.5" calcext:value-type="float">
            <text:p>0.5</text:p>
          </table:table-cell>
          <table:table-cell office:value-type="float" office:value="0.65768" calcext:value-type="float">
            <text:p>0.65768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901.4" calcext:value-type="float">
            <text:p>1901.4</text:p>
          </table:table-cell>
          <table:table-cell office:value-type="float" office:value="0.0000058985" calcext:value-type="float">
            <text:p>0.0000058985</text:p>
          </table:table-cell>
          <table:table-cell office:value-type="float" office:value="1" calcext:value-type="float">
            <text:p>1</text:p>
          </table:table-cell>
          <table:table-cell office:value-type="float" office:value="0.6615" calcext:value-type="float">
            <text:p>0.6615</text:p>
          </table:table-cell>
          <table:table-cell office:value-type="float" office:value="0.5" calcext:value-type="float">
            <text:p>0.5</text:p>
          </table:table-cell>
          <table:table-cell office:value-type="float" office:value="0.66537" calcext:value-type="float">
            <text:p>0.6653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940.3" calcext:value-type="float">
            <text:p>1940.3</text:p>
          </table:table-cell>
          <table:table-cell office:value-type="float" office:value="0.0000060153" calcext:value-type="float">
            <text:p>0.0000060153</text:p>
          </table:table-cell>
          <table:table-cell office:value-type="float" office:value="1" calcext:value-type="float">
            <text:p>1</text:p>
          </table:table-cell>
          <table:table-cell office:value-type="float" office:value="0.66919" calcext:value-type="float">
            <text:p>0.66919</text:p>
          </table:table-cell>
          <table:table-cell office:value-type="float" office:value="0.5" calcext:value-type="float">
            <text:p>0.5</text:p>
          </table:table-cell>
          <table:table-cell office:value-type="float" office:value="0.67307" calcext:value-type="float">
            <text:p>0.6730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979.6" calcext:value-type="float">
            <text:p>1979.6</text:p>
          </table:table-cell>
          <table:table-cell office:value-type="float" office:value="0.0000061353" calcext:value-type="float">
            <text:p>0.0000061353</text:p>
          </table:table-cell>
          <table:table-cell office:value-type="float" office:value="1" calcext:value-type="float">
            <text:p>1</text:p>
          </table:table-cell>
          <table:table-cell office:value-type="float" office:value="0.67688" calcext:value-type="float">
            <text:p>0.67688</text:p>
          </table:table-cell>
          <table:table-cell office:value-type="float" office:value="0.5" calcext:value-type="float">
            <text:p>0.5</text:p>
          </table:table-cell>
          <table:table-cell office:value-type="float" office:value="0.68076" calcext:value-type="float">
            <text:p>0.68076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2019.3" calcext:value-type="float">
            <text:p>2019.3</text:p>
          </table:table-cell>
          <table:table-cell office:value-type="float" office:value="0.0000062584" calcext:value-type="float">
            <text:p>0.0000062584</text:p>
          </table:table-cell>
          <table:table-cell office:value-type="float" office:value="1" calcext:value-type="float">
            <text:p>1</text:p>
          </table:table-cell>
          <table:table-cell office:value-type="float" office:value="0.68457" calcext:value-type="float">
            <text:p>0.68457</text:p>
          </table:table-cell>
          <table:table-cell office:value-type="float" office:value="0.5" calcext:value-type="float">
            <text:p>0.5</text:p>
          </table:table-cell>
          <table:table-cell office:value-type="float" office:value="0.68845" calcext:value-type="float">
            <text:p>0.6884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2059.5" calcext:value-type="float">
            <text:p>2059.5</text:p>
          </table:table-cell>
          <table:table-cell office:value-type="float" office:value="0.0000063848" calcext:value-type="float">
            <text:p>0.0000063848</text:p>
          </table:table-cell>
          <table:table-cell office:value-type="float" office:value="1" calcext:value-type="float">
            <text:p>1</text:p>
          </table:table-cell>
          <table:table-cell office:value-type="float" office:value="0.69227" calcext:value-type="float">
            <text:p>0.69227</text:p>
          </table:table-cell>
          <table:table-cell office:value-type="float" office:value="0.5" calcext:value-type="float">
            <text:p>0.5</text:p>
          </table:table-cell>
          <table:table-cell office:value-type="float" office:value="0.69614" calcext:value-type="float">
            <text:p>0.69614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0.0000065145" calcext:value-type="float">
            <text:p>0.0000065145</text:p>
          </table:table-cell>
          <table:table-cell office:value-type="float" office:value="1" calcext:value-type="float">
            <text:p>1</text:p>
          </table:table-cell>
          <table:table-cell office:value-type="float" office:value="0.69996" calcext:value-type="float">
            <text:p>0.69996</text:p>
          </table:table-cell>
          <table:table-cell office:value-type="float" office:value="0.5" calcext:value-type="float">
            <text:p>0.5</text:p>
          </table:table-cell>
          <table:table-cell office:value-type="float" office:value="0.70383" calcext:value-type="float">
            <text:p>0.7038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float" office:value="0.0000066477" calcext:value-type="float">
            <text:p>0.0000066477</text:p>
          </table:table-cell>
          <table:table-cell office:value-type="float" office:value="1" calcext:value-type="float">
            <text:p>1</text:p>
          </table:table-cell>
          <table:table-cell office:value-type="float" office:value="0.70765" calcext:value-type="float">
            <text:p>0.70765</text:p>
          </table:table-cell>
          <table:table-cell office:value-type="float" office:value="0.5" calcext:value-type="float">
            <text:p>0.5</text:p>
          </table:table-cell>
          <table:table-cell office:value-type="float" office:value="0.71153" calcext:value-type="float">
            <text:p>0.7115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2182.3" calcext:value-type="float">
            <text:p>2182.3</text:p>
          </table:table-cell>
          <table:table-cell office:value-type="float" office:value="0.0000067845" calcext:value-type="float">
            <text:p>0.0000067845</text:p>
          </table:table-cell>
          <table:table-cell office:value-type="float" office:value="1" calcext:value-type="float">
            <text:p>1</text:p>
          </table:table-cell>
          <table:table-cell office:value-type="float" office:value="0.71534" calcext:value-type="float">
            <text:p>0.71534</text:p>
          </table:table-cell>
          <table:table-cell office:value-type="float" office:value="0.5" calcext:value-type="float">
            <text:p>0.5</text:p>
          </table:table-cell>
          <table:table-cell office:value-type="float" office:value="0.71922" calcext:value-type="float">
            <text:p>0.7192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2223.9" calcext:value-type="float">
            <text:p>2223.9</text:p>
          </table:table-cell>
          <table:table-cell office:value-type="float" office:value="0.0000069249" calcext:value-type="float">
            <text:p>0.0000069249</text:p>
          </table:table-cell>
          <table:table-cell office:value-type="float" office:value="1" calcext:value-type="float">
            <text:p>1</text:p>
          </table:table-cell>
          <table:table-cell office:value-type="float" office:value="0.72303" calcext:value-type="float">
            <text:p>0.72303</text:p>
          </table:table-cell>
          <table:table-cell office:value-type="float" office:value="0.5" calcext:value-type="float">
            <text:p>0.5</text:p>
          </table:table-cell>
          <table:table-cell office:value-type="float" office:value="0.72691" calcext:value-type="float">
            <text:p>0.7269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2265.8" calcext:value-type="float">
            <text:p>2265.8</text:p>
          </table:table-cell>
          <table:table-cell office:value-type="float" office:value="0.0000070692" calcext:value-type="float">
            <text:p>0.0000070692</text:p>
          </table:table-cell>
          <table:table-cell office:value-type="float" office:value="1" calcext:value-type="float">
            <text:p>1</text:p>
          </table:table-cell>
          <table:table-cell office:value-type="float" office:value="0.73073" calcext:value-type="float">
            <text:p>0.73073</text:p>
          </table:table-cell>
          <table:table-cell office:value-type="float" office:value="0.5" calcext:value-type="float">
            <text:p>0.5</text:p>
          </table:table-cell>
          <table:table-cell office:value-type="float" office:value="0.7346" calcext:value-type="float">
            <text:p>0.7346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2308.1" calcext:value-type="float">
            <text:p>2308.1</text:p>
          </table:table-cell>
          <table:table-cell office:value-type="float" office:value="0.0000072173" calcext:value-type="float">
            <text:p>0.0000072173</text:p>
          </table:table-cell>
          <table:table-cell office:value-type="float" office:value="1" calcext:value-type="float">
            <text:p>1</text:p>
          </table:table-cell>
          <table:table-cell office:value-type="float" office:value="0.73842" calcext:value-type="float">
            <text:p>0.73842</text:p>
          </table:table-cell>
          <table:table-cell office:value-type="float" office:value="0.5" calcext:value-type="float">
            <text:p>0.5</text:p>
          </table:table-cell>
          <table:table-cell office:value-type="float" office:value="0.74229" calcext:value-type="float">
            <text:p>0.74229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2350.6" calcext:value-type="float">
            <text:p>2350.6</text:p>
          </table:table-cell>
          <table:table-cell office:value-type="float" office:value="0.0000073694" calcext:value-type="float">
            <text:p>0.0000073694</text:p>
          </table:table-cell>
          <table:table-cell office:value-type="float" office:value="1" calcext:value-type="float">
            <text:p>1</text:p>
          </table:table-cell>
          <table:table-cell office:value-type="float" office:value="0.74611" calcext:value-type="float">
            <text:p>0.74611</text:p>
          </table:table-cell>
          <table:table-cell office:value-type="float" office:value="0.5" calcext:value-type="float">
            <text:p>0.5</text:p>
          </table:table-cell>
          <table:table-cell office:value-type="float" office:value="0.74999" calcext:value-type="float">
            <text:p>0.74999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2393.5" calcext:value-type="float">
            <text:p>2393.5</text:p>
          </table:table-cell>
          <table:table-cell office:value-type="float" office:value="0.0000075256" calcext:value-type="float">
            <text:p>0.0000075256</text:p>
          </table:table-cell>
          <table:table-cell office:value-type="float" office:value="1" calcext:value-type="float">
            <text:p>1</text:p>
          </table:table-cell>
          <table:table-cell office:value-type="float" office:value="0.7538" calcext:value-type="float">
            <text:p>0.7538</text:p>
          </table:table-cell>
          <table:table-cell office:value-type="float" office:value="0.5" calcext:value-type="float">
            <text:p>0.5</text:p>
          </table:table-cell>
          <table:table-cell office:value-type="float" office:value="0.75768" calcext:value-type="float">
            <text:p>0.75768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2436.6" calcext:value-type="float">
            <text:p>2436.6</text:p>
          </table:table-cell>
          <table:table-cell office:value-type="float" office:value="0.0000076862" calcext:value-type="float">
            <text:p>0.0000076862</text:p>
          </table:table-cell>
          <table:table-cell office:value-type="float" office:value="1" calcext:value-type="float">
            <text:p>1</text:p>
          </table:table-cell>
          <table:table-cell office:value-type="float" office:value="0.76149" calcext:value-type="float">
            <text:p>0.76149</text:p>
          </table:table-cell>
          <table:table-cell office:value-type="float" office:value="0.5" calcext:value-type="float">
            <text:p>0.5</text:p>
          </table:table-cell>
          <table:table-cell office:value-type="float" office:value="0.76537" calcext:value-type="float">
            <text:p>0.7653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2479.9" calcext:value-type="float">
            <text:p>2479.9</text:p>
          </table:table-cell>
          <table:table-cell office:value-type="float" office:value="0.0000078512" calcext:value-type="float">
            <text:p>0.0000078512</text:p>
          </table:table-cell>
          <table:table-cell office:value-type="float" office:value="1" calcext:value-type="float">
            <text:p>1</text:p>
          </table:table-cell>
          <table:table-cell office:value-type="float" office:value="0.76918" calcext:value-type="float">
            <text:p>0.76918</text:p>
          </table:table-cell>
          <table:table-cell office:value-type="float" office:value="0.5" calcext:value-type="float">
            <text:p>0.5</text:p>
          </table:table-cell>
          <table:table-cell office:value-type="float" office:value="0.77306" calcext:value-type="float">
            <text:p>0.77306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2523.5" calcext:value-type="float">
            <text:p>2523.5</text:p>
          </table:table-cell>
          <table:table-cell office:value-type="float" office:value="0.0000080209" calcext:value-type="float">
            <text:p>0.0000080209</text:p>
          </table:table-cell>
          <table:table-cell office:value-type="float" office:value="1" calcext:value-type="float">
            <text:p>1</text:p>
          </table:table-cell>
          <table:table-cell office:value-type="float" office:value="0.77688" calcext:value-type="float">
            <text:p>0.77688</text:p>
          </table:table-cell>
          <table:table-cell office:value-type="float" office:value="0.5" calcext:value-type="float">
            <text:p>0.5</text:p>
          </table:table-cell>
          <table:table-cell office:value-type="float" office:value="0.78075" calcext:value-type="float">
            <text:p>0.7807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2567.3" calcext:value-type="float">
            <text:p>2567.3</text:p>
          </table:table-cell>
          <table:table-cell office:value-type="float" office:value="0.0000081953" calcext:value-type="float">
            <text:p>0.0000081953</text:p>
          </table:table-cell>
          <table:table-cell office:value-type="float" office:value="1" calcext:value-type="float">
            <text:p>1</text:p>
          </table:table-cell>
          <table:table-cell office:value-type="float" office:value="0.78457" calcext:value-type="float">
            <text:p>0.78457</text:p>
          </table:table-cell>
          <table:table-cell office:value-type="float" office:value="0.5" calcext:value-type="float">
            <text:p>0.5</text:p>
          </table:table-cell>
          <table:table-cell office:value-type="float" office:value="0.78844" calcext:value-type="float">
            <text:p>0.78844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2611.3" calcext:value-type="float">
            <text:p>2611.3</text:p>
          </table:table-cell>
          <table:table-cell office:value-type="float" office:value="0.0000083746" calcext:value-type="float">
            <text:p>0.0000083746</text:p>
          </table:table-cell>
          <table:table-cell office:value-type="float" office:value="1" calcext:value-type="float">
            <text:p>1</text:p>
          </table:table-cell>
          <table:table-cell office:value-type="float" office:value="0.79226" calcext:value-type="float">
            <text:p>0.79226</text:p>
          </table:table-cell>
          <table:table-cell office:value-type="float" office:value="0.5" calcext:value-type="float">
            <text:p>0.5</text:p>
          </table:table-cell>
          <table:table-cell office:value-type="float" office:value="0.79614" calcext:value-type="float">
            <text:p>0.79614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2655.6" calcext:value-type="float">
            <text:p>2655.6</text:p>
          </table:table-cell>
          <table:table-cell office:value-type="float" office:value="0.0000085591" calcext:value-type="float">
            <text:p>0.0000085591</text:p>
          </table:table-cell>
          <table:table-cell office:value-type="float" office:value="1" calcext:value-type="float">
            <text:p>1</text:p>
          </table:table-cell>
          <table:table-cell office:value-type="float" office:value="0.79995" calcext:value-type="float">
            <text:p>0.79995</text:p>
          </table:table-cell>
          <table:table-cell office:value-type="float" office:value="0.5" calcext:value-type="float">
            <text:p>0.5</text:p>
          </table:table-cell>
          <table:table-cell office:value-type="float" office:value="0.80383" calcext:value-type="float">
            <text:p>0.8038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0.000008749" calcext:value-type="float">
            <text:p>0.000008749</text:p>
          </table:table-cell>
          <table:table-cell office:value-type="float" office:value="1" calcext:value-type="float">
            <text:p>1</text:p>
          </table:table-cell>
          <table:table-cell office:value-type="float" office:value="0.80764" calcext:value-type="float">
            <text:p>0.80764</text:p>
          </table:table-cell>
          <table:table-cell office:value-type="float" office:value="0.5" calcext:value-type="float">
            <text:p>0.5</text:p>
          </table:table-cell>
          <table:table-cell office:value-type="float" office:value="0.81152" calcext:value-type="float">
            <text:p>0.8115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2744.6" calcext:value-type="float">
            <text:p>2744.6</text:p>
          </table:table-cell>
          <table:table-cell office:value-type="float" office:value="0.0000089443" calcext:value-type="float">
            <text:p>0.0000089443</text:p>
          </table:table-cell>
          <table:table-cell office:value-type="float" office:value="1" calcext:value-type="float">
            <text:p>1</text:p>
          </table:table-cell>
          <table:table-cell office:value-type="float" office:value="0.81534" calcext:value-type="float">
            <text:p>0.81534</text:p>
          </table:table-cell>
          <table:table-cell office:value-type="float" office:value="0.5" calcext:value-type="float">
            <text:p>0.5</text:p>
          </table:table-cell>
          <table:table-cell office:value-type="float" office:value="0.81921" calcext:value-type="float">
            <text:p>0.8192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2789.4" calcext:value-type="float">
            <text:p>2789.4</text:p>
          </table:table-cell>
          <table:table-cell office:value-type="float" office:value="0.0000091455" calcext:value-type="float">
            <text:p>0.0000091455</text:p>
          </table:table-cell>
          <table:table-cell office:value-type="float" office:value="1" calcext:value-type="float">
            <text:p>1</text:p>
          </table:table-cell>
          <table:table-cell office:value-type="float" office:value="0.82303" calcext:value-type="float">
            <text:p>0.82303</text:p>
          </table:table-cell>
          <table:table-cell office:value-type="float" office:value="0.5" calcext:value-type="float">
            <text:p>0.5</text:p>
          </table:table-cell>
          <table:table-cell office:value-type="float" office:value="0.8269" calcext:value-type="float">
            <text:p>0.8269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2834.4" calcext:value-type="float">
            <text:p>2834.4</text:p>
          </table:table-cell>
          <table:table-cell office:value-type="float" office:value="0.0000093526" calcext:value-type="float">
            <text:p>0.0000093526</text:p>
          </table:table-cell>
          <table:table-cell office:value-type="float" office:value="1" calcext:value-type="float">
            <text:p>1</text:p>
          </table:table-cell>
          <table:table-cell office:value-type="float" office:value="0.83072" calcext:value-type="float">
            <text:p>0.83072</text:p>
          </table:table-cell>
          <table:table-cell office:value-type="float" office:value="0.5" calcext:value-type="float">
            <text:p>0.5</text:p>
          </table:table-cell>
          <table:table-cell office:value-type="float" office:value="0.8346" calcext:value-type="float">
            <text:p>0.8346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2879.5" calcext:value-type="float">
            <text:p>2879.5</text:p>
          </table:table-cell>
          <table:table-cell office:value-type="float" office:value="0.0000095659" calcext:value-type="float">
            <text:p>0.0000095659</text:p>
          </table:table-cell>
          <table:table-cell office:value-type="float" office:value="1" calcext:value-type="float">
            <text:p>1</text:p>
          </table:table-cell>
          <table:table-cell office:value-type="float" office:value="0.83841" calcext:value-type="float">
            <text:p>0.83841</text:p>
          </table:table-cell>
          <table:table-cell office:value-type="float" office:value="0.5" calcext:value-type="float">
            <text:p>0.5</text:p>
          </table:table-cell>
          <table:table-cell office:value-type="float" office:value="0.84229" calcext:value-type="float">
            <text:p>0.84229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2924.7" calcext:value-type="float">
            <text:p>2924.7</text:p>
          </table:table-cell>
          <table:table-cell office:value-type="float" office:value="0.0000097857" calcext:value-type="float">
            <text:p>0.0000097857</text:p>
          </table:table-cell>
          <table:table-cell office:value-type="float" office:value="1" calcext:value-type="float">
            <text:p>1</text:p>
          </table:table-cell>
          <table:table-cell office:value-type="float" office:value="0.8461" calcext:value-type="float">
            <text:p>0.8461</text:p>
          </table:table-cell>
          <table:table-cell office:value-type="float" office:value="0.5" calcext:value-type="float">
            <text:p>0.5</text:p>
          </table:table-cell>
          <table:table-cell office:value-type="float" office:value="0.84998" calcext:value-type="float">
            <text:p>0.84998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2970.1" calcext:value-type="float">
            <text:p>2970.1</text:p>
          </table:table-cell>
          <table:table-cell office:value-type="float" office:value="0.000010012" calcext:value-type="float">
            <text:p>0.000010012</text:p>
          </table:table-cell>
          <table:table-cell office:value-type="float" office:value="1" calcext:value-type="float">
            <text:p>1</text:p>
          </table:table-cell>
          <table:table-cell office:value-type="float" office:value="0.8538" calcext:value-type="float">
            <text:p>0.8538</text:p>
          </table:table-cell>
          <table:table-cell office:value-type="float" office:value="0.5" calcext:value-type="float">
            <text:p>0.5</text:p>
          </table:table-cell>
          <table:table-cell office:value-type="float" office:value="0.85767" calcext:value-type="float">
            <text:p>0.8576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3015.6" calcext:value-type="float">
            <text:p>3015.6</text:p>
          </table:table-cell>
          <table:table-cell office:value-type="float" office:value="0.000010246" calcext:value-type="float">
            <text:p>0.000010246</text:p>
          </table:table-cell>
          <table:table-cell office:value-type="float" office:value="1" calcext:value-type="float">
            <text:p>1</text:p>
          </table:table-cell>
          <table:table-cell office:value-type="float" office:value="0.86149" calcext:value-type="float">
            <text:p>0.86149</text:p>
          </table:table-cell>
          <table:table-cell office:value-type="float" office:value="0.5" calcext:value-type="float">
            <text:p>0.5</text:p>
          </table:table-cell>
          <table:table-cell office:value-type="float" office:value="0.86536" calcext:value-type="float">
            <text:p>0.86536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3061.2" calcext:value-type="float">
            <text:p>3061.2</text:p>
          </table:table-cell>
          <table:table-cell office:value-type="float" office:value="0.000010487" calcext:value-type="float">
            <text:p>0.000010487</text:p>
          </table:table-cell>
          <table:table-cell office:value-type="float" office:value="1" calcext:value-type="float">
            <text:p>1</text:p>
          </table:table-cell>
          <table:table-cell office:value-type="float" office:value="0.86918" calcext:value-type="float">
            <text:p>0.86918</text:p>
          </table:table-cell>
          <table:table-cell office:value-type="float" office:value="0.5" calcext:value-type="float">
            <text:p>0.5</text:p>
          </table:table-cell>
          <table:table-cell office:value-type="float" office:value="0.87305" calcext:value-type="float">
            <text:p>0.8730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3106.9" calcext:value-type="float">
            <text:p>3106.9</text:p>
          </table:table-cell>
          <table:table-cell office:value-type="float" office:value="0.000010735" calcext:value-type="float">
            <text:p>0.000010735</text:p>
          </table:table-cell>
          <table:table-cell office:value-type="float" office:value="1" calcext:value-type="float">
            <text:p>1</text:p>
          </table:table-cell>
          <table:table-cell office:value-type="float" office:value="0.87687" calcext:value-type="float">
            <text:p>0.87687</text:p>
          </table:table-cell>
          <table:table-cell office:value-type="float" office:value="0.5" calcext:value-type="float">
            <text:p>0.5</text:p>
          </table:table-cell>
          <table:table-cell office:value-type="float" office:value="0.88075" calcext:value-type="float">
            <text:p>0.8807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3152.7" calcext:value-type="float">
            <text:p>3152.7</text:p>
          </table:table-cell>
          <table:table-cell office:value-type="float" office:value="0.000010991" calcext:value-type="float">
            <text:p>0.000010991</text:p>
          </table:table-cell>
          <table:table-cell office:value-type="float" office:value="1" calcext:value-type="float">
            <text:p>1</text:p>
          </table:table-cell>
          <table:table-cell office:value-type="float" office:value="0.88456" calcext:value-type="float">
            <text:p>0.88456</text:p>
          </table:table-cell>
          <table:table-cell office:value-type="float" office:value="0.5" calcext:value-type="float">
            <text:p>0.5</text:p>
          </table:table-cell>
          <table:table-cell office:value-type="float" office:value="0.88844" calcext:value-type="float">
            <text:p>0.88844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3198.6" calcext:value-type="float">
            <text:p>3198.6</text:p>
          </table:table-cell>
          <table:table-cell office:value-type="float" office:value="0.000011256" calcext:value-type="float">
            <text:p>0.000011256</text:p>
          </table:table-cell>
          <table:table-cell office:value-type="float" office:value="1" calcext:value-type="float">
            <text:p>1</text:p>
          </table:table-cell>
          <table:table-cell office:value-type="float" office:value="0.89225" calcext:value-type="float">
            <text:p>0.89225</text:p>
          </table:table-cell>
          <table:table-cell office:value-type="float" office:value="0.5" calcext:value-type="float">
            <text:p>0.5</text:p>
          </table:table-cell>
          <table:table-cell office:value-type="float" office:value="0.89613" calcext:value-type="float">
            <text:p>0.8961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3244.6" calcext:value-type="float">
            <text:p>3244.6</text:p>
          </table:table-cell>
          <table:table-cell office:value-type="float" office:value="0.000011529" calcext:value-type="float">
            <text:p>0.000011529</text:p>
          </table:table-cell>
          <table:table-cell office:value-type="float" office:value="1" calcext:value-type="float">
            <text:p>1</text:p>
          </table:table-cell>
          <table:table-cell office:value-type="float" office:value="0.89995" calcext:value-type="float">
            <text:p>0.89995</text:p>
          </table:table-cell>
          <table:table-cell office:value-type="float" office:value="0.5" calcext:value-type="float">
            <text:p>0.5</text:p>
          </table:table-cell>
          <table:table-cell office:value-type="float" office:value="0.90382" calcext:value-type="float">
            <text:p>0.9038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3290.6" calcext:value-type="float">
            <text:p>3290.6</text:p>
          </table:table-cell>
          <table:table-cell office:value-type="float" office:value="0.000011812" calcext:value-type="float">
            <text:p>0.000011812</text:p>
          </table:table-cell>
          <table:table-cell office:value-type="float" office:value="1" calcext:value-type="float">
            <text:p>1</text:p>
          </table:table-cell>
          <table:table-cell office:value-type="float" office:value="0.90764" calcext:value-type="float">
            <text:p>0.90764</text:p>
          </table:table-cell>
          <table:table-cell office:value-type="float" office:value="0.5" calcext:value-type="float">
            <text:p>0.5</text:p>
          </table:table-cell>
          <table:table-cell office:value-type="float" office:value="0.91151" calcext:value-type="float">
            <text:p>0.9115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3336.7" calcext:value-type="float">
            <text:p>3336.7</text:p>
          </table:table-cell>
          <table:table-cell office:value-type="float" office:value="0.000012104" calcext:value-type="float">
            <text:p>0.000012104</text:p>
          </table:table-cell>
          <table:table-cell office:value-type="float" office:value="1" calcext:value-type="float">
            <text:p>1</text:p>
          </table:table-cell>
          <table:table-cell office:value-type="float" office:value="0.91533" calcext:value-type="float">
            <text:p>0.91533</text:p>
          </table:table-cell>
          <table:table-cell office:value-type="float" office:value="0.5" calcext:value-type="float">
            <text:p>0.5</text:p>
          </table:table-cell>
          <table:table-cell office:value-type="float" office:value="0.91921" calcext:value-type="float">
            <text:p>0.9192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3382.9" calcext:value-type="float">
            <text:p>3382.9</text:p>
          </table:table-cell>
          <table:table-cell office:value-type="float" office:value="0.000012405" calcext:value-type="float">
            <text:p>0.000012405</text:p>
          </table:table-cell>
          <table:table-cell office:value-type="float" office:value="1" calcext:value-type="float">
            <text:p>1</text:p>
          </table:table-cell>
          <table:table-cell office:value-type="float" office:value="0.92302" calcext:value-type="float">
            <text:p>0.92302</text:p>
          </table:table-cell>
          <table:table-cell office:value-type="float" office:value="0.5" calcext:value-type="float">
            <text:p>0.5</text:p>
          </table:table-cell>
          <table:table-cell office:value-type="float" office:value="0.9269" calcext:value-type="float">
            <text:p>0.9269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3429.1" calcext:value-type="float">
            <text:p>3429.1</text:p>
          </table:table-cell>
          <table:table-cell office:value-type="float" office:value="0.000012717" calcext:value-type="float">
            <text:p>0.000012717</text:p>
          </table:table-cell>
          <table:table-cell office:value-type="float" office:value="1" calcext:value-type="float">
            <text:p>1</text:p>
          </table:table-cell>
          <table:table-cell office:value-type="float" office:value="0.93071" calcext:value-type="float">
            <text:p>0.93071</text:p>
          </table:table-cell>
          <table:table-cell office:value-type="float" office:value="0.5" calcext:value-type="float">
            <text:p>0.5</text:p>
          </table:table-cell>
          <table:table-cell office:value-type="float" office:value="0.93459" calcext:value-type="float">
            <text:p>0.93459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3475.4" calcext:value-type="float">
            <text:p>3475.4</text:p>
          </table:table-cell>
          <table:table-cell office:value-type="float" office:value="0.00001304" calcext:value-type="float">
            <text:p>0.00001304</text:p>
          </table:table-cell>
          <table:table-cell office:value-type="float" office:value="1" calcext:value-type="float">
            <text:p>1</text:p>
          </table:table-cell>
          <table:table-cell office:value-type="float" office:value="0.93841" calcext:value-type="float">
            <text:p>0.93841</text:p>
          </table:table-cell>
          <table:table-cell office:value-type="float" office:value="0.5" calcext:value-type="float">
            <text:p>0.5</text:p>
          </table:table-cell>
          <table:table-cell office:value-type="float" office:value="0.94228" calcext:value-type="float">
            <text:p>0.94228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3521.7" calcext:value-type="float">
            <text:p>3521.7</text:p>
          </table:table-cell>
          <table:table-cell office:value-type="float" office:value="0.000013374" calcext:value-type="float">
            <text:p>0.000013374</text:p>
          </table:table-cell>
          <table:table-cell office:value-type="float" office:value="1" calcext:value-type="float">
            <text:p>1</text:p>
          </table:table-cell>
          <table:table-cell office:value-type="float" office:value="0.9461" calcext:value-type="float">
            <text:p>0.9461</text:p>
          </table:table-cell>
          <table:table-cell office:value-type="float" office:value="0.5" calcext:value-type="float">
            <text:p>0.5</text:p>
          </table:table-cell>
          <table:table-cell office:value-type="float" office:value="0.94997" calcext:value-type="float">
            <text:p>0.9499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3568" calcext:value-type="float">
            <text:p>3568</text:p>
          </table:table-cell>
          <table:table-cell office:value-type="float" office:value="0.000013719" calcext:value-type="float">
            <text:p>0.000013719</text:p>
          </table:table-cell>
          <table:table-cell office:value-type="float" office:value="1" calcext:value-type="float">
            <text:p>1</text:p>
          </table:table-cell>
          <table:table-cell office:value-type="float" office:value="0.95379" calcext:value-type="float">
            <text:p>0.95379</text:p>
          </table:table-cell>
          <table:table-cell office:value-type="float" office:value="0.5" calcext:value-type="float">
            <text:p>0.5</text:p>
          </table:table-cell>
          <table:table-cell office:value-type="float" office:value="0.95767" calcext:value-type="float">
            <text:p>0.9576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3614.4" calcext:value-type="float">
            <text:p>3614.4</text:p>
          </table:table-cell>
          <table:table-cell office:value-type="float" office:value="0.000014077" calcext:value-type="float">
            <text:p>0.000014077</text:p>
          </table:table-cell>
          <table:table-cell office:value-type="float" office:value="1" calcext:value-type="float">
            <text:p>1</text:p>
          </table:table-cell>
          <table:table-cell office:value-type="float" office:value="0.96148" calcext:value-type="float">
            <text:p>0.96148</text:p>
          </table:table-cell>
          <table:table-cell office:value-type="float" office:value="0.5" calcext:value-type="float">
            <text:p>0.5</text:p>
          </table:table-cell>
          <table:table-cell office:value-type="float" office:value="0.96536" calcext:value-type="float">
            <text:p>0.96536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3660.8" calcext:value-type="float">
            <text:p>3660.8</text:p>
          </table:table-cell>
          <table:table-cell office:value-type="float" office:value="0.000014448" calcext:value-type="float">
            <text:p>0.000014448</text:p>
          </table:table-cell>
          <table:table-cell office:value-type="float" office:value="1" calcext:value-type="float">
            <text:p>1</text:p>
          </table:table-cell>
          <table:table-cell office:value-type="float" office:value="0.96917" calcext:value-type="float">
            <text:p>0.96917</text:p>
          </table:table-cell>
          <table:table-cell office:value-type="float" office:value="0.5" calcext:value-type="float">
            <text:p>0.5</text:p>
          </table:table-cell>
          <table:table-cell office:value-type="float" office:value="0.97305" calcext:value-type="float">
            <text:p>0.9730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3707.2" calcext:value-type="float">
            <text:p>3707.2</text:p>
          </table:table-cell>
          <table:table-cell office:value-type="float" office:value="0.000014833" calcext:value-type="float">
            <text:p>0.000014833</text:p>
          </table:table-cell>
          <table:table-cell office:value-type="float" office:value="1" calcext:value-type="float">
            <text:p>1</text:p>
          </table:table-cell>
          <table:table-cell office:value-type="float" office:value="0.97686" calcext:value-type="float">
            <text:p>0.97686</text:p>
          </table:table-cell>
          <table:table-cell office:value-type="float" office:value="0.5" calcext:value-type="float">
            <text:p>0.5</text:p>
          </table:table-cell>
          <table:table-cell office:value-type="float" office:value="0.98074" calcext:value-type="float">
            <text:p>0.98074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3753.6" calcext:value-type="float">
            <text:p>3753.6</text:p>
          </table:table-cell>
          <table:table-cell office:value-type="float" office:value="0.000015232" calcext:value-type="float">
            <text:p>0.000015232</text:p>
          </table:table-cell>
          <table:table-cell office:value-type="float" office:value="1" calcext:value-type="float">
            <text:p>1</text:p>
          </table:table-cell>
          <table:table-cell office:value-type="float" office:value="0.98456" calcext:value-type="float">
            <text:p>0.98456</text:p>
          </table:table-cell>
          <table:table-cell office:value-type="float" office:value="0.5" calcext:value-type="float">
            <text:p>0.5</text:p>
          </table:table-cell>
          <table:table-cell office:value-type="float" office:value="0.98843" calcext:value-type="float">
            <text:p>0.9884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3753.6" calcext:value-type="float">
            <text:p>3753.6</text:p>
          </table:table-cell>
          <table:table-cell office:value-type="float" office:value="0.000015232" calcext:value-type="float">
            <text:p>0.000015232</text:p>
          </table:table-cell>
          <table:table-cell office:value-type="float" office:value="1" calcext:value-type="float">
            <text:p>1</text:p>
          </table:table-cell>
          <table:table-cell office:value-type="float" office:value="0.99225" calcext:value-type="float">
            <text:p>0.99225</text:p>
          </table:table-cell>
          <table:table-cell office:value-type="float" office:value="0.5" calcext:value-type="float">
            <text:p>0.5</text:p>
          </table:table-cell>
          <table:table-cell office:value-type="float" office:value="0.99612" calcext:value-type="float">
            <text:p>0.99612</text:p>
          </table:table-cell>
          <table:table-cell office:value-type="float" office:value="0.5" calcext:value-type="float">
            <text:p>0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7-10T15:44:51.357180581</dc:date>
    <meta:editing-duration>PT31M43S</meta:editing-duration>
    <meta:editing-cycles>1</meta:editing-cycles>
    <meta:document-statistic meta:table-count="1" meta:cell-count="917" meta:object-count="2"/>
    <meta:generator>LibreOffice/24.2.7.2$Linux_X86_64 LibreOffice_project/42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2cm" svg:height="9.005cm" xlink:href=".." xlink:type="simple" chart:class="chart:scatter" chart:style-name="ch1">
        <chart:legend chart:legend-position="end" svg:x="11.916cm" svg:y="4.203cm" style:legend-expansion="high" chart:style-name="ch2"/>
        <chart:plot-area chart:style-name="ch3" table:cell-range-address="128_with_PML.A1:128_with_PML.B1 128_with_PML.D2:128_with_PML.D131 128_with_PML.B2:128_with_PML.B131" chart:data-source-has-labels="row" svg:x="0.32cm" svg:y="0.18cm" svg:width="11.276cm" svg:height="8.645cm">
          <chart:coordinate-region svg:x="2cm" svg:y="0.379cm" svg:width="9.356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128_with_PML.B2:128_with_PML.B131" chart:label-cell-address="128_with_PML.B1:128_with_PML.B1" chart:class="chart:scatter">
            <chart:domain table:cell-range-address="128_with_PML.D2:128_with_PML.D131"/>
            <chart:data-point chart:repeated="1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thermal_diffusivity</text:p>
                <draw:g>
                  <svg:desc>128_with_PML.B1:128_with_PML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128_with_PML.D2:128_with_PML.D131</svg:desc>
                </draw:g>
              </table:table-cell>
              <table:table-cell office:value-type="float" office:value="0.0000048273">
                <text:p>0.0000048273</text:p>
                <draw:g>
                  <svg:desc>128_with_PML.B2:128_with_PML.B1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76918">
                <text:p>0.0076918</text:p>
              </table:table-cell>
              <table:table-cell office:value-type="float" office:value="0.0000048273">
                <text:p>0.00000482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5384">
                <text:p>0.015384</text:p>
              </table:table-cell>
              <table:table-cell office:value-type="float" office:value="0.0000048274">
                <text:p>0.00000482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3076">
                <text:p>0.023076</text:p>
              </table:table-cell>
              <table:table-cell office:value-type="float" office:value="0.0000048274">
                <text:p>0.00000482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0767">
                <text:p>0.030767</text:p>
              </table:table-cell>
              <table:table-cell office:value-type="float" office:value="0.0000048276">
                <text:p>0.00000482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8459">
                <text:p>0.038459</text:p>
              </table:table-cell>
              <table:table-cell office:value-type="float" office:value="0.0000048277">
                <text:p>0.00000482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6151">
                <text:p>0.046151</text:p>
              </table:table-cell>
              <table:table-cell office:value-type="float" office:value="0.0000048278">
                <text:p>0.00000482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3843">
                <text:p>0.053843</text:p>
              </table:table-cell>
              <table:table-cell office:value-type="float" office:value="0.000004828">
                <text:p>0.0000048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61535">
                <text:p>0.061535</text:p>
              </table:table-cell>
              <table:table-cell office:value-type="float" office:value="0.0000048281">
                <text:p>0.00000482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69227">
                <text:p>0.069227</text:p>
              </table:table-cell>
              <table:table-cell office:value-type="float" office:value="0.0000048282">
                <text:p>0.00000482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76918">
                <text:p>0.076918</text:p>
              </table:table-cell>
              <table:table-cell office:value-type="float" office:value="0.0000048281">
                <text:p>0.00000482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8461">
                <text:p>0.08461</text:p>
              </table:table-cell>
              <table:table-cell office:value-type="float" office:value="0.000004828">
                <text:p>0.0000048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92302">
                <text:p>0.092302</text:p>
              </table:table-cell>
              <table:table-cell office:value-type="float" office:value="0.0000048277">
                <text:p>0.00000482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99994">
                <text:p>0.099994</text:p>
              </table:table-cell>
              <table:table-cell office:value-type="float" office:value="0.0000048272">
                <text:p>0.00000482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0769">
                <text:p>0.10769</text:p>
              </table:table-cell>
              <table:table-cell office:value-type="float" office:value="0.0000048265">
                <text:p>0.00000482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1538">
                <text:p>0.11538</text:p>
              </table:table-cell>
              <table:table-cell office:value-type="float" office:value="0.0000048255">
                <text:p>0.00000482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2307">
                <text:p>0.12307</text:p>
              </table:table-cell>
              <table:table-cell office:value-type="float" office:value="0.0000048242">
                <text:p>0.00000482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3076">
                <text:p>0.13076</text:p>
              </table:table-cell>
              <table:table-cell office:value-type="float" office:value="0.0000048225">
                <text:p>0.00000482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3845">
                <text:p>0.13845</text:p>
              </table:table-cell>
              <table:table-cell office:value-type="float" office:value="0.0000048204">
                <text:p>0.00000482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4615">
                <text:p>0.14615</text:p>
              </table:table-cell>
              <table:table-cell office:value-type="float" office:value="0.0000048177">
                <text:p>0.00000481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5384">
                <text:p>0.15384</text:p>
              </table:table-cell>
              <table:table-cell office:value-type="float" office:value="0.0000048146">
                <text:p>0.00000481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6153">
                <text:p>0.16153</text:p>
              </table:table-cell>
              <table:table-cell office:value-type="float" office:value="0.0000048108">
                <text:p>0.00000481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6922">
                <text:p>0.16922</text:p>
              </table:table-cell>
              <table:table-cell office:value-type="float" office:value="0.0000048063">
                <text:p>0.00000480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7691">
                <text:p>0.17691</text:p>
              </table:table-cell>
              <table:table-cell office:value-type="float" office:value="0.0000048011">
                <text:p>0.00000480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846">
                <text:p>0.1846</text:p>
              </table:table-cell>
              <table:table-cell office:value-type="float" office:value="0.000004795">
                <text:p>0.0000047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923">
                <text:p>0.1923</text:p>
              </table:table-cell>
              <table:table-cell office:value-type="float" office:value="0.0000047881">
                <text:p>0.00000478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9999">
                <text:p>0.19999</text:p>
              </table:table-cell>
              <table:table-cell office:value-type="float" office:value="0.0000047802">
                <text:p>0.00000478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0768">
                <text:p>0.20768</text:p>
              </table:table-cell>
              <table:table-cell office:value-type="float" office:value="0.0000047713">
                <text:p>0.00000477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1537">
                <text:p>0.21537</text:p>
              </table:table-cell>
              <table:table-cell office:value-type="float" office:value="0.0000047612">
                <text:p>0.00000476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2306">
                <text:p>0.22306</text:p>
              </table:table-cell>
              <table:table-cell office:value-type="float" office:value="0.0000047499">
                <text:p>0.00000474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3076">
                <text:p>0.23076</text:p>
              </table:table-cell>
              <table:table-cell office:value-type="float" office:value="0.0000047374">
                <text:p>0.00000473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3845">
                <text:p>0.23845</text:p>
              </table:table-cell>
              <table:table-cell office:value-type="float" office:value="0.0000047235">
                <text:p>0.00000472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4614">
                <text:p>0.24614</text:p>
              </table:table-cell>
              <table:table-cell office:value-type="float" office:value="0.0000047082">
                <text:p>0.00000470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5383">
                <text:p>0.25383</text:p>
              </table:table-cell>
              <table:table-cell office:value-type="float" office:value="0.0000046915">
                <text:p>0.00000469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6152">
                <text:p>0.26152</text:p>
              </table:table-cell>
              <table:table-cell office:value-type="float" office:value="0.0000046731">
                <text:p>0.00000467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6921">
                <text:p>0.26921</text:p>
              </table:table-cell>
              <table:table-cell office:value-type="float" office:value="0.0000046532">
                <text:p>0.00000465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7691">
                <text:p>0.27691</text:p>
              </table:table-cell>
              <table:table-cell office:value-type="float" office:value="0.0000046316">
                <text:p>0.00000463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846">
                <text:p>0.2846</text:p>
              </table:table-cell>
              <table:table-cell office:value-type="float" office:value="0.0000046082">
                <text:p>0.000004608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9229">
                <text:p>0.29229</text:p>
              </table:table-cell>
              <table:table-cell office:value-type="float" office:value="0.000004583">
                <text:p>0.00000458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9998">
                <text:p>0.29998</text:p>
              </table:table-cell>
              <table:table-cell office:value-type="float" office:value="0.000004556">
                <text:p>0.0000045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0767">
                <text:p>0.30767</text:p>
              </table:table-cell>
              <table:table-cell office:value-type="float" office:value="0.0000045271">
                <text:p>0.000004527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1537">
                <text:p>0.31537</text:p>
              </table:table-cell>
              <table:table-cell office:value-type="float" office:value="0.0000044962">
                <text:p>0.000004496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2306">
                <text:p>0.32306</text:p>
              </table:table-cell>
              <table:table-cell office:value-type="float" office:value="0.0000044634">
                <text:p>0.00000446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3075">
                <text:p>0.33075</text:p>
              </table:table-cell>
              <table:table-cell office:value-type="float" office:value="0.0000044287">
                <text:p>0.000004428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3844">
                <text:p>0.33844</text:p>
              </table:table-cell>
              <table:table-cell office:value-type="float" office:value="0.0000043919">
                <text:p>0.00000439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4613">
                <text:p>0.34613</text:p>
              </table:table-cell>
              <table:table-cell office:value-type="float" office:value="0.0000043532">
                <text:p>0.00000435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5382">
                <text:p>0.35382</text:p>
              </table:table-cell>
              <table:table-cell office:value-type="float" office:value="0.0000043125">
                <text:p>0.00000431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6152">
                <text:p>0.36152</text:p>
              </table:table-cell>
              <table:table-cell office:value-type="float" office:value="0.0000042698">
                <text:p>0.00000426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6921">
                <text:p>0.36921</text:p>
              </table:table-cell>
              <table:table-cell office:value-type="float" office:value="0.0000042251">
                <text:p>0.000004225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769">
                <text:p>0.3769</text:p>
              </table:table-cell>
              <table:table-cell office:value-type="float" office:value="0.0000041785">
                <text:p>0.000004178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8459">
                <text:p>0.38459</text:p>
              </table:table-cell>
              <table:table-cell office:value-type="float" office:value="0.00000413">
                <text:p>0.0000041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9228">
                <text:p>0.39228</text:p>
              </table:table-cell>
              <table:table-cell office:value-type="float" office:value="0.0000040797">
                <text:p>0.00000407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9998">
                <text:p>0.39998</text:p>
              </table:table-cell>
              <table:table-cell office:value-type="float" office:value="0.0000041773">
                <text:p>0.000004177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0767">
                <text:p>0.40767</text:p>
              </table:table-cell>
              <table:table-cell office:value-type="float" office:value="0.0000043089">
                <text:p>0.000004308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1536">
                <text:p>0.41536</text:p>
              </table:table-cell>
              <table:table-cell office:value-type="float" office:value="0.0000044439">
                <text:p>0.000004443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2305">
                <text:p>0.42305</text:p>
              </table:table-cell>
              <table:table-cell office:value-type="float" office:value="0.0000045814">
                <text:p>0.00000458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3074">
                <text:p>0.43074</text:p>
              </table:table-cell>
              <table:table-cell office:value-type="float" office:value="0.0000047206">
                <text:p>0.000004720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3844">
                <text:p>0.43844</text:p>
              </table:table-cell>
              <table:table-cell office:value-type="float" office:value="0.0000048605">
                <text:p>0.00000486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4613">
                <text:p>0.44613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5382">
                <text:p>0.45382</text:p>
              </table:table-cell>
              <table:table-cell office:value-type="float" office:value="0.0000051377">
                <text:p>0.000005137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6151">
                <text:p>0.46151</text:p>
              </table:table-cell>
              <table:table-cell office:value-type="float" office:value="0.0000052722">
                <text:p>0.000005272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692">
                <text:p>0.4692</text:p>
              </table:table-cell>
              <table:table-cell office:value-type="float" office:value="0.000005402">
                <text:p>0.0000054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7689">
                <text:p>0.47689</text:p>
              </table:table-cell>
              <table:table-cell office:value-type="float" office:value="0.0000055253">
                <text:p>0.000005525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8459">
                <text:p>0.48459</text:p>
              </table:table-cell>
              <table:table-cell office:value-type="float" office:value="0.0000056406">
                <text:p>0.000005640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9228">
                <text:p>0.49228</text:p>
              </table:table-cell>
              <table:table-cell office:value-type="float" office:value="0.0000057461">
                <text:p>0.000005746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9997">
                <text:p>0.49997</text:p>
              </table:table-cell>
              <table:table-cell office:value-type="float" office:value="0.0000058402">
                <text:p>0.00000584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50766">
                <text:p>0.50766</text:p>
              </table:table-cell>
              <table:table-cell office:value-type="float" office:value="0.0000059213">
                <text:p>0.000005921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51535">
                <text:p>0.51535</text:p>
              </table:table-cell>
              <table:table-cell office:value-type="float" office:value="0.0000059879">
                <text:p>0.000005987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52305">
                <text:p>0.52305</text:p>
              </table:table-cell>
              <table:table-cell office:value-type="float" office:value="0.0000060389">
                <text:p>0.000006038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53074">
                <text:p>0.53074</text:p>
              </table:table-cell>
              <table:table-cell office:value-type="float" office:value="0.0000060733">
                <text:p>0.00000607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3843">
                <text:p>0.53843</text:p>
              </table:table-cell>
              <table:table-cell office:value-type="float" office:value="0.0000060904">
                <text:p>0.00000609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54612">
                <text:p>0.54612</text:p>
              </table:table-cell>
              <table:table-cell office:value-type="float" office:value="0.0000060899">
                <text:p>0.00000608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55381">
                <text:p>0.55381</text:p>
              </table:table-cell>
              <table:table-cell office:value-type="float" office:value="0.0000060716">
                <text:p>0.00000607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5615">
                <text:p>0.5615</text:p>
              </table:table-cell>
              <table:table-cell office:value-type="float" office:value="0.0000060359">
                <text:p>0.000006035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5692">
                <text:p>0.5692</text:p>
              </table:table-cell>
              <table:table-cell office:value-type="float" office:value="0.0000059833">
                <text:p>0.00000598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7689">
                <text:p>0.57689</text:p>
              </table:table-cell>
              <table:table-cell office:value-type="float" office:value="0.0000059147">
                <text:p>0.000005914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58458">
                <text:p>0.58458</text:p>
              </table:table-cell>
              <table:table-cell office:value-type="float" office:value="0.0000058312">
                <text:p>0.00000583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59227">
                <text:p>0.59227</text:p>
              </table:table-cell>
              <table:table-cell office:value-type="float" office:value="0.0000057341">
                <text:p>0.00000573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59996">
                <text:p>0.59996</text:p>
              </table:table-cell>
              <table:table-cell office:value-type="float" office:value="0.0000056248">
                <text:p>0.00000562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60766">
                <text:p>0.60766</text:p>
              </table:table-cell>
              <table:table-cell office:value-type="float" office:value="0.0000055048">
                <text:p>0.000005504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61535">
                <text:p>0.61535</text:p>
              </table:table-cell>
              <table:table-cell office:value-type="float" office:value="0.0000029885">
                <text:p>0.000002988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62304">
                <text:p>0.62304</text:p>
              </table:table-cell>
              <table:table-cell office:value-type="float" office:value="0.0000012516">
                <text:p>0.00000125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63073">
                <text:p>0.63073</text:p>
              </table:table-cell>
              <table:table-cell office:value-type="float" office:value="0.0000054606">
                <text:p>0.000005460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63842">
                <text:p>0.63842</text:p>
              </table:table-cell>
              <table:table-cell office:value-type="float" office:value="0.0000055658">
                <text:p>0.000005565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64612">
                <text:p>0.64612</text:p>
              </table:table-cell>
              <table:table-cell office:value-type="float" office:value="0.0000056738">
                <text:p>0.000005673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65381">
                <text:p>0.65381</text:p>
              </table:table-cell>
              <table:table-cell office:value-type="float" office:value="0.0000057847">
                <text:p>0.000005784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6615">
                <text:p>0.6615</text:p>
              </table:table-cell>
              <table:table-cell office:value-type="float" office:value="0.0000058985">
                <text:p>0.000005898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66919">
                <text:p>0.66919</text:p>
              </table:table-cell>
              <table:table-cell office:value-type="float" office:value="0.0000060153">
                <text:p>0.000006015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67688">
                <text:p>0.67688</text:p>
              </table:table-cell>
              <table:table-cell office:value-type="float" office:value="0.0000061353">
                <text:p>0.000006135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68457">
                <text:p>0.68457</text:p>
              </table:table-cell>
              <table:table-cell office:value-type="float" office:value="0.0000062584">
                <text:p>0.000006258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69227">
                <text:p>0.69227</text:p>
              </table:table-cell>
              <table:table-cell office:value-type="float" office:value="0.0000063848">
                <text:p>0.000006384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69996">
                <text:p>0.69996</text:p>
              </table:table-cell>
              <table:table-cell office:value-type="float" office:value="0.0000065145">
                <text:p>0.000006514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70765">
                <text:p>0.70765</text:p>
              </table:table-cell>
              <table:table-cell office:value-type="float" office:value="0.0000066477">
                <text:p>0.000006647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71534">
                <text:p>0.71534</text:p>
              </table:table-cell>
              <table:table-cell office:value-type="float" office:value="0.0000067845">
                <text:p>0.000006784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72303">
                <text:p>0.72303</text:p>
              </table:table-cell>
              <table:table-cell office:value-type="float" office:value="0.0000069249">
                <text:p>0.000006924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73073">
                <text:p>0.73073</text:p>
              </table:table-cell>
              <table:table-cell office:value-type="float" office:value="0.0000070692">
                <text:p>0.000007069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73842">
                <text:p>0.73842</text:p>
              </table:table-cell>
              <table:table-cell office:value-type="float" office:value="0.0000072173">
                <text:p>0.000007217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74611">
                <text:p>0.74611</text:p>
              </table:table-cell>
              <table:table-cell office:value-type="float" office:value="0.0000073694">
                <text:p>0.000007369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7538">
                <text:p>0.7538</text:p>
              </table:table-cell>
              <table:table-cell office:value-type="float" office:value="0.0000075256">
                <text:p>0.000007525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76149">
                <text:p>0.76149</text:p>
              </table:table-cell>
              <table:table-cell office:value-type="float" office:value="0.0000076862">
                <text:p>0.000007686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76918">
                <text:p>0.76918</text:p>
              </table:table-cell>
              <table:table-cell office:value-type="float" office:value="0.0000078512">
                <text:p>0.000007851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77688">
                <text:p>0.77688</text:p>
              </table:table-cell>
              <table:table-cell office:value-type="float" office:value="0.0000080209">
                <text:p>0.000008020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78457">
                <text:p>0.78457</text:p>
              </table:table-cell>
              <table:table-cell office:value-type="float" office:value="0.0000081953">
                <text:p>0.000008195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79226">
                <text:p>0.79226</text:p>
              </table:table-cell>
              <table:table-cell office:value-type="float" office:value="0.0000083746">
                <text:p>0.000008374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79995">
                <text:p>0.79995</text:p>
              </table:table-cell>
              <table:table-cell office:value-type="float" office:value="0.0000085591">
                <text:p>0.000008559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80764">
                <text:p>0.80764</text:p>
              </table:table-cell>
              <table:table-cell office:value-type="float" office:value="0.000008749">
                <text:p>0.00000874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81534">
                <text:p>0.81534</text:p>
              </table:table-cell>
              <table:table-cell office:value-type="float" office:value="0.0000089443">
                <text:p>0.000008944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82303">
                <text:p>0.82303</text:p>
              </table:table-cell>
              <table:table-cell office:value-type="float" office:value="0.0000091455">
                <text:p>0.000009145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83072">
                <text:p>0.83072</text:p>
              </table:table-cell>
              <table:table-cell office:value-type="float" office:value="0.0000093526">
                <text:p>0.000009352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83841">
                <text:p>0.83841</text:p>
              </table:table-cell>
              <table:table-cell office:value-type="float" office:value="0.0000095659">
                <text:p>0.000009565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8461">
                <text:p>0.8461</text:p>
              </table:table-cell>
              <table:table-cell office:value-type="float" office:value="0.0000097857">
                <text:p>0.000009785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8538">
                <text:p>0.8538</text:p>
              </table:table-cell>
              <table:table-cell office:value-type="float" office:value="0.000010012">
                <text:p>0.00001001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86149">
                <text:p>0.86149</text:p>
              </table:table-cell>
              <table:table-cell office:value-type="float" office:value="0.000010246">
                <text:p>0.00001024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86918">
                <text:p>0.86918</text:p>
              </table:table-cell>
              <table:table-cell office:value-type="float" office:value="0.000010487">
                <text:p>0.00001048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87687">
                <text:p>0.87687</text:p>
              </table:table-cell>
              <table:table-cell office:value-type="float" office:value="0.000010735">
                <text:p>0.00001073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88456">
                <text:p>0.88456</text:p>
              </table:table-cell>
              <table:table-cell office:value-type="float" office:value="0.000010991">
                <text:p>0.00001099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89225">
                <text:p>0.89225</text:p>
              </table:table-cell>
              <table:table-cell office:value-type="float" office:value="0.000011256">
                <text:p>0.00001125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89995">
                <text:p>0.89995</text:p>
              </table:table-cell>
              <table:table-cell office:value-type="float" office:value="0.000011529">
                <text:p>0.00001152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90764">
                <text:p>0.90764</text:p>
              </table:table-cell>
              <table:table-cell office:value-type="float" office:value="0.000011812">
                <text:p>0.00001181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91533">
                <text:p>0.91533</text:p>
              </table:table-cell>
              <table:table-cell office:value-type="float" office:value="0.000012104">
                <text:p>0.00001210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92302">
                <text:p>0.92302</text:p>
              </table:table-cell>
              <table:table-cell office:value-type="float" office:value="0.000012405">
                <text:p>0.00001240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93071">
                <text:p>0.93071</text:p>
              </table:table-cell>
              <table:table-cell office:value-type="float" office:value="0.000012717">
                <text:p>0.00001271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93841">
                <text:p>0.93841</text:p>
              </table:table-cell>
              <table:table-cell office:value-type="float" office:value="0.00001304">
                <text:p>0.0000130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9461">
                <text:p>0.9461</text:p>
              </table:table-cell>
              <table:table-cell office:value-type="float" office:value="0.000013374">
                <text:p>0.00001337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95379">
                <text:p>0.95379</text:p>
              </table:table-cell>
              <table:table-cell office:value-type="float" office:value="0.000013719">
                <text:p>0.00001371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96148">
                <text:p>0.96148</text:p>
              </table:table-cell>
              <table:table-cell office:value-type="float" office:value="0.000014077">
                <text:p>0.00001407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96917">
                <text:p>0.96917</text:p>
              </table:table-cell>
              <table:table-cell office:value-type="float" office:value="0.000014448">
                <text:p>0.00001444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97686">
                <text:p>0.97686</text:p>
              </table:table-cell>
              <table:table-cell office:value-type="float" office:value="0.000014833">
                <text:p>0.00001483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98456">
                <text:p>0.98456</text:p>
              </table:table-cell>
              <table:table-cell office:value-type="float" office:value="0.000015232">
                <text:p>0.00001523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99225">
                <text:p>0.99225</text:p>
              </table:table-cell>
              <table:table-cell office:value-type="float" office:value="0.000015232">
                <text:p>0.0000152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2cm" svg:height="9.005cm" xlink:href=".." xlink:type="simple" chart:class="chart:scatter" chart:style-name="ch1">
        <chart:legend chart:legend-position="end" svg:x="12.816cm" svg:y="4.203cm" style:legend-expansion="high" chart:style-name="ch2"/>
        <chart:plot-area chart:style-name="ch3" table:cell-range-address="128_with_PML.A1:128_with_PML.A131 128_with_PML.D2:128_with_PML.D131" chart:data-source-has-labels="row" svg:x="0.32cm" svg:y="0.18cm" svg:width="12.176cm" svg:height="8.645cm">
          <chart:coordinate-region svg:x="1.312cm" svg:y="0.379cm" svg:width="10.944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128_with_PML.A2:128_with_PML.A131" chart:label-cell-address="128_with_PML.A1:128_with_PML.A1" chart:class="chart:scatter">
            <chart:domain table:cell-range-address="128_with_PML.D2:128_with_PML.D131"/>
            <chart:data-point chart:repeated="1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temperature</text:p>
                <draw:g>
                  <svg:desc>128_with_PML.A1:128_with_PML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128_with_PML.D2:128_with_PML.D131</svg:desc>
                </draw:g>
              </table:table-cell>
              <table:table-cell office:value-type="float" office:value="460.44">
                <text:p>460.44</text:p>
                <draw:g>
                  <svg:desc>128_with_PML.A2:128_with_PML.A1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76918">
                <text:p>0.0076918</text:p>
              </table:table-cell>
              <table:table-cell office:value-type="float" office:value="460.44">
                <text:p>460.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5384">
                <text:p>0.015384</text:p>
              </table:table-cell>
              <table:table-cell office:value-type="float" office:value="460.74">
                <text:p>460.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3076">
                <text:p>0.023076</text:p>
              </table:table-cell>
              <table:table-cell office:value-type="float" office:value="461.35">
                <text:p>461.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0767">
                <text:p>0.030767</text:p>
              </table:table-cell>
              <table:table-cell office:value-type="float" office:value="462.25">
                <text:p>462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8459">
                <text:p>0.038459</text:p>
              </table:table-cell>
              <table:table-cell office:value-type="float" office:value="463.46">
                <text:p>463.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6151">
                <text:p>0.046151</text:p>
              </table:table-cell>
              <table:table-cell office:value-type="float" office:value="464.97">
                <text:p>464.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3843">
                <text:p>0.053843</text:p>
              </table:table-cell>
              <table:table-cell office:value-type="float" office:value="466.79">
                <text:p>466.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61535">
                <text:p>0.061535</text:p>
              </table:table-cell>
              <table:table-cell office:value-type="float" office:value="468.91">
                <text:p>468.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69227">
                <text:p>0.069227</text:p>
              </table:table-cell>
              <table:table-cell office:value-type="float" office:value="471.33">
                <text:p>471.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76918">
                <text:p>0.076918</text:p>
              </table:table-cell>
              <table:table-cell office:value-type="float" office:value="474.07">
                <text:p>474.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8461">
                <text:p>0.08461</text:p>
              </table:table-cell>
              <table:table-cell office:value-type="float" office:value="477.12">
                <text:p>477.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92302">
                <text:p>0.092302</text:p>
              </table:table-cell>
              <table:table-cell office:value-type="float" office:value="480.47">
                <text:p>480.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99994">
                <text:p>0.099994</text:p>
              </table:table-cell>
              <table:table-cell office:value-type="float" office:value="484.15">
                <text:p>484.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0769">
                <text:p>0.10769</text:p>
              </table:table-cell>
              <table:table-cell office:value-type="float" office:value="488.13">
                <text:p>488.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1538">
                <text:p>0.11538</text:p>
              </table:table-cell>
              <table:table-cell office:value-type="float" office:value="492.44">
                <text:p>492.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2307">
                <text:p>0.12307</text:p>
              </table:table-cell>
              <table:table-cell office:value-type="float" office:value="497.07">
                <text:p>497.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3076">
                <text:p>0.13076</text:p>
              </table:table-cell>
              <table:table-cell office:value-type="float" office:value="502.02">
                <text:p>502.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3845">
                <text:p>0.13845</text:p>
              </table:table-cell>
              <table:table-cell office:value-type="float" office:value="507.3">
                <text:p>507.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4615">
                <text:p>0.14615</text:p>
              </table:table-cell>
              <table:table-cell office:value-type="float" office:value="512.91">
                <text:p>512.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5384">
                <text:p>0.15384</text:p>
              </table:table-cell>
              <table:table-cell office:value-type="float" office:value="518.85">
                <text:p>518.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6153">
                <text:p>0.16153</text:p>
              </table:table-cell>
              <table:table-cell office:value-type="float" office:value="525.13">
                <text:p>525.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6922">
                <text:p>0.16922</text:p>
              </table:table-cell>
              <table:table-cell office:value-type="float" office:value="531.75">
                <text:p>531.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7691">
                <text:p>0.17691</text:p>
              </table:table-cell>
              <table:table-cell office:value-type="float" office:value="538.71">
                <text:p>538.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846">
                <text:p>0.1846</text:p>
              </table:table-cell>
              <table:table-cell office:value-type="float" office:value="546.03">
                <text:p>546.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923">
                <text:p>0.1923</text:p>
              </table:table-cell>
              <table:table-cell office:value-type="float" office:value="553.7">
                <text:p>553.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9999">
                <text:p>0.19999</text:p>
              </table:table-cell>
              <table:table-cell office:value-type="float" office:value="561.72">
                <text:p>561.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0768">
                <text:p>0.20768</text:p>
              </table:table-cell>
              <table:table-cell office:value-type="float" office:value="570.11">
                <text:p>570.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1537">
                <text:p>0.21537</text:p>
              </table:table-cell>
              <table:table-cell office:value-type="float" office:value="578.87">
                <text:p>578.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2306">
                <text:p>0.22306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3076">
                <text:p>0.23076</text:p>
              </table:table-cell>
              <table:table-cell office:value-type="float" office:value="597.51">
                <text:p>597.5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3845">
                <text:p>0.23845</text:p>
              </table:table-cell>
              <table:table-cell office:value-type="float" office:value="607.41">
                <text:p>607.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4614">
                <text:p>0.24614</text:p>
              </table:table-cell>
              <table:table-cell office:value-type="float" office:value="617.69">
                <text:p>617.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5383">
                <text:p>0.25383</text:p>
              </table:table-cell>
              <table:table-cell office:value-type="float" office:value="628.38">
                <text:p>628.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6152">
                <text:p>0.26152</text:p>
              </table:table-cell>
              <table:table-cell office:value-type="float" office:value="639.46">
                <text:p>639.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6921">
                <text:p>0.26921</text:p>
              </table:table-cell>
              <table:table-cell office:value-type="float" office:value="650.96">
                <text:p>650.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7691">
                <text:p>0.27691</text:p>
              </table:table-cell>
              <table:table-cell office:value-type="float" office:value="662.88">
                <text:p>662.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846">
                <text:p>0.2846</text:p>
              </table:table-cell>
              <table:table-cell office:value-type="float" office:value="675.22">
                <text:p>675.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9229">
                <text:p>0.29229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9998">
                <text:p>0.29998</text:p>
              </table:table-cell>
              <table:table-cell office:value-type="float" office:value="701.21">
                <text:p>701.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0767">
                <text:p>0.30767</text:p>
              </table:table-cell>
              <table:table-cell office:value-type="float" office:value="714.88">
                <text:p>714.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1537">
                <text:p>0.31537</text:p>
              </table:table-cell>
              <table:table-cell office:value-type="float" office:value="729.01">
                <text:p>729.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2306">
                <text:p>0.32306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3075">
                <text:p>0.33075</text:p>
              </table:table-cell>
              <table:table-cell office:value-type="float" office:value="758.68">
                <text:p>758.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3844">
                <text:p>0.33844</text:p>
              </table:table-cell>
              <table:table-cell office:value-type="float" office:value="774.25">
                <text:p>774.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4613">
                <text:p>0.34613</text:p>
              </table:table-cell>
              <table:table-cell office:value-type="float" office:value="790.31">
                <text:p>790.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5382">
                <text:p>0.35382</text:p>
              </table:table-cell>
              <table:table-cell office:value-type="float" office:value="806.89">
                <text:p>806.8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6152">
                <text:p>0.36152</text:p>
              </table:table-cell>
              <table:table-cell office:value-type="float" office:value="823.99">
                <text:p>823.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6921">
                <text:p>0.36921</text:p>
              </table:table-cell>
              <table:table-cell office:value-type="float" office:value="841.63">
                <text:p>841.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769">
                <text:p>0.3769</text:p>
              </table:table-cell>
              <table:table-cell office:value-type="float" office:value="859.82">
                <text:p>859.8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8459">
                <text:p>0.38459</text:p>
              </table:table-cell>
              <table:table-cell office:value-type="float" office:value="878.57">
                <text:p>878.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9228">
                <text:p>0.39228</text:p>
              </table:table-cell>
              <table:table-cell office:value-type="float" office:value="897.9">
                <text:p>897.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9998">
                <text:p>0.39998</text:p>
              </table:table-cell>
              <table:table-cell office:value-type="float" office:value="917.82">
                <text:p>917.8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0767">
                <text:p>0.40767</text:p>
              </table:table-cell>
              <table:table-cell office:value-type="float" office:value="938.33">
                <text:p>938.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1536">
                <text:p>0.41536</text:p>
              </table:table-cell>
              <table:table-cell office:value-type="float" office:value="959.41">
                <text:p>959.4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2305">
                <text:p>0.42305</text:p>
              </table:table-cell>
              <table:table-cell office:value-type="float" office:value="981.06">
                <text:p>981.0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3074">
                <text:p>0.43074</text:p>
              </table:table-cell>
              <table:table-cell office:value-type="float" office:value="1003.3">
                <text:p>1003.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3844">
                <text:p>0.43844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4613">
                <text:p>0.44613</text:p>
              </table:table-cell>
              <table:table-cell office:value-type="float" office:value="1049.3">
                <text:p>1049.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5382">
                <text:p>0.45382</text:p>
              </table:table-cell>
              <table:table-cell office:value-type="float" office:value="1073.1">
                <text:p>1073.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6151">
                <text:p>0.46151</text:p>
              </table:table-cell>
              <table:table-cell office:value-type="float" office:value="1097.4">
                <text:p>1097.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692">
                <text:p>0.4692</text:p>
              </table:table-cell>
              <table:table-cell office:value-type="float" office:value="1122.2">
                <text:p>1122.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7689">
                <text:p>0.47689</text:p>
              </table:table-cell>
              <table:table-cell office:value-type="float" office:value="1147.5">
                <text:p>1147.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8459">
                <text:p>0.48459</text:p>
              </table:table-cell>
              <table:table-cell office:value-type="float" office:value="1173.2">
                <text:p>1173.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9228">
                <text:p>0.49228</text:p>
              </table:table-cell>
              <table:table-cell office:value-type="float" office:value="1199.4">
                <text:p>1199.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9997">
                <text:p>0.49997</text:p>
              </table:table-cell>
              <table:table-cell office:value-type="float" office:value="1226.1">
                <text:p>1226.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50766">
                <text:p>0.50766</text:p>
              </table:table-cell>
              <table:table-cell office:value-type="float" office:value="1253.2">
                <text:p>1253.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51535">
                <text:p>0.51535</text:p>
              </table:table-cell>
              <table:table-cell office:value-type="float" office:value="1280.8">
                <text:p>1280.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52305">
                <text:p>0.52305</text:p>
              </table:table-cell>
              <table:table-cell office:value-type="float" office:value="1308.8">
                <text:p>1308.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53074">
                <text:p>0.53074</text:p>
              </table:table-cell>
              <table:table-cell office:value-type="float" office:value="1337.3">
                <text:p>1337.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3843">
                <text:p>0.53843</text:p>
              </table:table-cell>
              <table:table-cell office:value-type="float" office:value="1366.2">
                <text:p>1366.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54612">
                <text:p>0.54612</text:p>
              </table:table-cell>
              <table:table-cell office:value-type="float" office:value="1395.5">
                <text:p>1395.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55381">
                <text:p>0.55381</text:p>
              </table:table-cell>
              <table:table-cell office:value-type="float" office:value="1425.3">
                <text:p>1425.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5615">
                <text:p>0.5615</text:p>
              </table:table-cell>
              <table:table-cell office:value-type="float" office:value="1455.5">
                <text:p>1455.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5692">
                <text:p>0.5692</text:p>
              </table:table-cell>
              <table:table-cell office:value-type="float" office:value="1486.1">
                <text:p>1486.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7689">
                <text:p>0.57689</text:p>
              </table:table-cell>
              <table:table-cell office:value-type="float" office:value="1517.2">
                <text:p>1517.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58458">
                <text:p>0.58458</text:p>
              </table:table-cell>
              <table:table-cell office:value-type="float" office:value="1548.8">
                <text:p>1548.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59227">
                <text:p>0.59227</text:p>
              </table:table-cell>
              <table:table-cell office:value-type="float" office:value="1580.8">
                <text:p>1580.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59996">
                <text:p>0.59996</text:p>
              </table:table-cell>
              <table:table-cell office:value-type="float" office:value="1613.3">
                <text:p>1613.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60766">
                <text:p>0.60766</text:p>
              </table:table-cell>
              <table:table-cell office:value-type="float" office:value="1646.3">
                <text:p>1646.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61535">
                <text:p>0.61535</text:p>
              </table:table-cell>
              <table:table-cell office:value-type="float" office:value="1679.8">
                <text:p>1679.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62304">
                <text:p>0.62304</text:p>
              </table:table-cell>
              <table:table-cell office:value-type="float" office:value="1714.1">
                <text:p>1714.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63073">
                <text:p>0.63073</text:p>
              </table:table-cell>
              <table:table-cell office:value-type="float" office:value="1750.6">
                <text:p>1750.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63842">
                <text:p>0.63842</text:p>
              </table:table-cell>
              <table:table-cell office:value-type="float" office:value="1787.6">
                <text:p>1787.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64612">
                <text:p>0.64612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65381">
                <text:p>0.65381</text:p>
              </table:table-cell>
              <table:table-cell office:value-type="float" office:value="1863">
                <text:p>186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6615">
                <text:p>0.6615</text:p>
              </table:table-cell>
              <table:table-cell office:value-type="float" office:value="1901.4">
                <text:p>1901.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66919">
                <text:p>0.66919</text:p>
              </table:table-cell>
              <table:table-cell office:value-type="float" office:value="1940.3">
                <text:p>1940.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67688">
                <text:p>0.67688</text:p>
              </table:table-cell>
              <table:table-cell office:value-type="float" office:value="1979.6">
                <text:p>1979.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68457">
                <text:p>0.68457</text:p>
              </table:table-cell>
              <table:table-cell office:value-type="float" office:value="2019.3">
                <text:p>2019.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69227">
                <text:p>0.69227</text:p>
              </table:table-cell>
              <table:table-cell office:value-type="float" office:value="2059.5">
                <text:p>2059.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69996">
                <text:p>0.69996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70765">
                <text:p>0.70765</text:p>
              </table:table-cell>
              <table:table-cell office:value-type="float" office:value="2141">
                <text:p>214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71534">
                <text:p>0.71534</text:p>
              </table:table-cell>
              <table:table-cell office:value-type="float" office:value="2182.3">
                <text:p>2182.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72303">
                <text:p>0.72303</text:p>
              </table:table-cell>
              <table:table-cell office:value-type="float" office:value="2223.9">
                <text:p>2223.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73073">
                <text:p>0.73073</text:p>
              </table:table-cell>
              <table:table-cell office:value-type="float" office:value="2265.8">
                <text:p>2265.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73842">
                <text:p>0.73842</text:p>
              </table:table-cell>
              <table:table-cell office:value-type="float" office:value="2308.1">
                <text:p>2308.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74611">
                <text:p>0.74611</text:p>
              </table:table-cell>
              <table:table-cell office:value-type="float" office:value="2350.6">
                <text:p>2350.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7538">
                <text:p>0.7538</text:p>
              </table:table-cell>
              <table:table-cell office:value-type="float" office:value="2393.5">
                <text:p>2393.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76149">
                <text:p>0.76149</text:p>
              </table:table-cell>
              <table:table-cell office:value-type="float" office:value="2436.6">
                <text:p>2436.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76918">
                <text:p>0.76918</text:p>
              </table:table-cell>
              <table:table-cell office:value-type="float" office:value="2479.9">
                <text:p>2479.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77688">
                <text:p>0.77688</text:p>
              </table:table-cell>
              <table:table-cell office:value-type="float" office:value="2523.5">
                <text:p>2523.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78457">
                <text:p>0.78457</text:p>
              </table:table-cell>
              <table:table-cell office:value-type="float" office:value="2567.3">
                <text:p>2567.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79226">
                <text:p>0.79226</text:p>
              </table:table-cell>
              <table:table-cell office:value-type="float" office:value="2611.3">
                <text:p>2611.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79995">
                <text:p>0.79995</text:p>
              </table:table-cell>
              <table:table-cell office:value-type="float" office:value="2655.6">
                <text:p>2655.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80764">
                <text:p>0.80764</text:p>
              </table:table-cell>
              <table:table-cell office:value-type="float" office:value="2700">
                <text:p>270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81534">
                <text:p>0.81534</text:p>
              </table:table-cell>
              <table:table-cell office:value-type="float" office:value="2744.6">
                <text:p>2744.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82303">
                <text:p>0.82303</text:p>
              </table:table-cell>
              <table:table-cell office:value-type="float" office:value="2789.4">
                <text:p>2789.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83072">
                <text:p>0.83072</text:p>
              </table:table-cell>
              <table:table-cell office:value-type="float" office:value="2834.4">
                <text:p>2834.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83841">
                <text:p>0.83841</text:p>
              </table:table-cell>
              <table:table-cell office:value-type="float" office:value="2879.5">
                <text:p>2879.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8461">
                <text:p>0.8461</text:p>
              </table:table-cell>
              <table:table-cell office:value-type="float" office:value="2924.7">
                <text:p>2924.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8538">
                <text:p>0.8538</text:p>
              </table:table-cell>
              <table:table-cell office:value-type="float" office:value="2970.1">
                <text:p>2970.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86149">
                <text:p>0.86149</text:p>
              </table:table-cell>
              <table:table-cell office:value-type="float" office:value="3015.6">
                <text:p>3015.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86918">
                <text:p>0.86918</text:p>
              </table:table-cell>
              <table:table-cell office:value-type="float" office:value="3061.2">
                <text:p>3061.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87687">
                <text:p>0.87687</text:p>
              </table:table-cell>
              <table:table-cell office:value-type="float" office:value="3106.9">
                <text:p>3106.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88456">
                <text:p>0.88456</text:p>
              </table:table-cell>
              <table:table-cell office:value-type="float" office:value="3152.7">
                <text:p>3152.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89225">
                <text:p>0.89225</text:p>
              </table:table-cell>
              <table:table-cell office:value-type="float" office:value="3198.6">
                <text:p>3198.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89995">
                <text:p>0.89995</text:p>
              </table:table-cell>
              <table:table-cell office:value-type="float" office:value="3244.6">
                <text:p>3244.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90764">
                <text:p>0.90764</text:p>
              </table:table-cell>
              <table:table-cell office:value-type="float" office:value="3290.6">
                <text:p>3290.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91533">
                <text:p>0.91533</text:p>
              </table:table-cell>
              <table:table-cell office:value-type="float" office:value="3336.7">
                <text:p>3336.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92302">
                <text:p>0.92302</text:p>
              </table:table-cell>
              <table:table-cell office:value-type="float" office:value="3382.9">
                <text:p>3382.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93071">
                <text:p>0.93071</text:p>
              </table:table-cell>
              <table:table-cell office:value-type="float" office:value="3429.1">
                <text:p>3429.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93841">
                <text:p>0.93841</text:p>
              </table:table-cell>
              <table:table-cell office:value-type="float" office:value="3475.4">
                <text:p>3475.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9461">
                <text:p>0.9461</text:p>
              </table:table-cell>
              <table:table-cell office:value-type="float" office:value="3521.7">
                <text:p>3521.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95379">
                <text:p>0.95379</text:p>
              </table:table-cell>
              <table:table-cell office:value-type="float" office:value="3568">
                <text:p>356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96148">
                <text:p>0.96148</text:p>
              </table:table-cell>
              <table:table-cell office:value-type="float" office:value="3614.4">
                <text:p>3614.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96917">
                <text:p>0.96917</text:p>
              </table:table-cell>
              <table:table-cell office:value-type="float" office:value="3660.8">
                <text:p>3660.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97686">
                <text:p>0.97686</text:p>
              </table:table-cell>
              <table:table-cell office:value-type="float" office:value="3707.2">
                <text:p>3707.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98456">
                <text:p>0.98456</text:p>
              </table:table-cell>
              <table:table-cell office:value-type="float" office:value="3753.6">
                <text:p>3753.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99225">
                <text:p>0.99225</text:p>
              </table:table-cell>
              <table:table-cell office:value-type="float" office:value="3753.6">
                <text:p>3753.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